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 svg:font-family="Mangal"/>
    <style:font-face style:name="Calibri5" svg:font-family="Calibri" style:font-family-generic="roman"/>
    <style:font-face style:name="Courier New" svg:font-family="'Courier New'" style:font-adornments="Normal" style:font-family-generic="modern" style:font-pitch="fixed"/>
    <style:font-face style:name="Calibri3" svg:font-family="Calibri" style:font-family-generic="roman" style:font-pitch="variable"/>
    <style:font-face style:name="Cambria" svg:font-family="Cambria" style:font-family-generic="roman" style:font-pitch="variable"/>
    <style:font-face style:name="Rockwell" svg:font-family="Rockwell" style:font-family-generic="roman" style:font-pitch="variable"/>
    <style:font-face style:name="Rockwell1" svg:font-family="Rockwell" style:font-adornments="Normal" style:font-family-generic="roman" style:font-pitch="variable"/>
    <style:font-face style:name="Tahoma1" svg:font-family="Tahoma" style:font-family-generic="roman" style:font-pitch="variable"/>
    <style:font-face style:name="Calibri" svg:font-family="Calibri" style:font-family-generic="swiss" style:font-pitch="variable"/>
    <style:font-face style:name="Calibri4" svg:font-family="Calibri" style:font-adornments="Gras" style:font-family-generic="swiss" style:font-pitch="variable"/>
    <style:font-face style:name="Calibri1" svg:font-family="Calibri" style:font-adornments="Italique"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Rockwell2" svg:font-family="Rockwel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master-page-name="">
      <style:paragraph-properties fo:margin-left="0cm" fo:margin-right="0cm" fo:text-align="start" style:justify-single-word="false" fo:orphans="2" fo:widows="2" fo:hyphenation-ladder-count="no-limit" fo:text-indent="0cm" style:auto-text-indent="false" style:page-number="auto" style:border-line-width-top="0.026cm 0.026cm 0.106cm" fo:padding-left="0cm" fo:padding-right="0cm" fo:padding-top="0.035cm" fo:padding-bottom="0cm" fo:border-left="none" fo:border-right="none" fo:border-top="4.51pt double #004586" fo:border-bottom="none" style:shadow="none" style:writing-mode="lr-tb">
        <style:tab-stops>
          <style:tab-stop style:position="8.001cm" style:type="center"/>
          <style:tab-stop style:position="16.002cm" style:type="right"/>
        </style:tab-stops>
      </style:paragraph-properties>
      <style:text-properties fo:color="#0066cc" loext:opacity="100%" fo:hyphenate="false" fo:hyphenation-remain-char-count="2" fo:hyphenation-push-char-count="2" loext:hyphenation-no-caps="false"/>
    </style:style>
    <style:style style:name="P2" style:family="paragraph" style:parent-style-name="Text_20_body">
      <style:text-properties fo:color="#000000" loext:opacity="100%"/>
    </style:style>
    <style:style style:name="P3" style:family="paragraph" style:parent-style-name="Text_20_body">
      <style:text-properties fo:color="#000000" loext:opacity="100%" fo:font-size="11pt" style:font-size-asian="11pt" style:font-size-complex="11pt"/>
    </style:style>
    <style:style style:name="P4" style:family="paragraph" style:parent-style-name="Text_20_body">
      <style:text-properties fo:color="#000000" loext:opacity="100%" fo:font-size="11pt" fo:font-weight="bold" style:font-size-asian="11pt" style:font-weight-asian="bold" style:font-size-complex="11pt"/>
    </style:style>
    <style:style style:name="P5" style:family="paragraph" style:parent-style-name="Text_20_body">
      <style:paragraph-properties fo:text-align="center" style:justify-single-word="false"/>
      <style:text-properties fo:color="#000000" loext:opacity="100%" fo:font-size="11pt" fo:font-weight="bold" style:font-size-asian="11pt" style:font-weight-asian="bold" style:font-size-complex="11pt"/>
    </style:style>
    <style:style style:name="P6" style:family="paragraph" style:parent-style-name="Text_20_body">
      <style:text-properties fo:color="#000000" loext:opacity="100%" style:text-line-through-style="none" style:text-line-through-type="none" fo:font-size="11pt" style:text-underline-style="none" fo:font-weight="normal" style:font-size-asian="11pt" style:font-weight-asian="normal" style:font-size-complex="11pt"/>
    </style:style>
    <style:style style:name="P7" style:family="paragraph" style:parent-style-name="Text_20_body">
      <style:text-properties fo:color="#000000" loext:opacity="100%" style:text-line-through-style="none" style:text-line-through-type="none" fo:font-size="11pt" style:text-underline-style="none" fo:font-weight="bold" style:font-size-asian="11pt" style:font-weight-asian="bold" style:font-size-complex="11pt"/>
    </style:style>
    <style:style style:name="P8" style:family="paragraph" style:parent-style-name="Text_20_body">
      <style:text-properties fo:color="#000000" loext:opacity="100%" style:text-line-through-style="none" style:text-line-through-type="none" fo:font-size="11pt" style:text-underline-style="none" style:font-size-asian="11pt" style:font-size-complex="11pt"/>
    </style:style>
    <style:style style:name="P9" style:family="paragraph" style:parent-style-name="Text_20_body">
      <style:text-properties fo:color="#000000" loext:opacity="100%" style:text-line-through-style="none" style:text-line-through-type="none" style:text-underline-style="none"/>
    </style:style>
    <style:style style:name="P10" style:family="paragraph" style:parent-style-name="Text_20_body">
      <style:text-properties fo:color="#000000" loext:opacity="100%" style:text-line-through-style="none" style:text-line-through-type="none" style:text-underline-style="none" fo:font-weight="normal" style:font-weight-asian="normal"/>
    </style:style>
    <style:style style:name="P11" style:family="paragraph" style:parent-style-name="Text_20_body">
      <style:text-properties fo:color="#000000" loext:opacity="100%" style:text-line-through-style="none" style:text-line-through-type="none" style:font-name="Calibri3" fo:font-size="11pt" style:text-underline-style="none" style:font-size-asian="11pt" style:font-size-complex="11pt"/>
    </style:style>
    <style:style style:name="P12" style:family="paragraph" style:parent-style-name="Text_20_body">
      <style:text-properties fo:color="#000000" loext:opacity="100%" style:text-line-through-style="none" style:text-line-through-type="none" style:font-name="Calibri5" style:text-underline-style="none"/>
    </style:style>
    <style:style style:name="P13" style:family="paragraph" style:parent-style-name="Text_20_body">
      <style:text-properties fo:color="#000000" loext:opacity="100%" style:font-name="Calibri3" fo:font-size="11pt" style:font-size-asian="11pt" style:font-size-complex="11pt"/>
    </style:style>
    <style:style style:name="P14" style:family="paragraph" style:parent-style-name="Text_20_body">
      <style:text-properties fo:color="#000000" loext:opacity="100%" fo:font-weight="bold" style:font-weight-asian="bold"/>
    </style:style>
    <style:style style:name="P15" style:family="paragraph" style:parent-style-name="Text_20_body">
      <style:text-properties style:text-line-through-style="none" style:text-line-through-type="none" style:font-name="Calibri5" fo:font-size="11pt" style:text-underline-style="none" fo:font-weight="normal" style:font-size-asian="11pt" style:font-weight-asian="normal" style:font-size-complex="11pt"/>
    </style:style>
    <style:style style:name="P16" style:family="paragraph" style:parent-style-name="Heading_20_3">
      <style:text-properties fo:color="#000000" loext:opacity="100%"/>
    </style:style>
    <style:style style:name="P17" style:family="paragraph" style:parent-style-name="Heading_20_3">
      <style:text-properties fo:color="#000000" loext:opacity="100%" style:font-name="Calibri" fo:font-size="11pt" style:font-size-asian="11pt" style:font-size-complex="11pt"/>
    </style:style>
    <style:style style:name="P18" style:family="paragraph" style:parent-style-name="Heading_20_3">
      <style:text-properties fo:color="#000000" loext:opacity="100%" fo:font-size="11pt" style:font-size-asian="11pt" style:font-size-complex="11pt"/>
    </style:style>
    <style:style style:name="P19" style:family="paragraph" style:parent-style-name="Heading_20_3">
      <style:text-properties fo:color="#000000" loext:opacity="100%" style:text-line-through-style="none" style:text-line-through-type="none" style:text-underline-style="none"/>
    </style:style>
    <style:style style:name="P20" style:family="paragraph" style:parent-style-name="Heading_20_3">
      <style:paragraph-properties>
        <style:tab-stops>
          <style:tab-stop style:position="2.21cm"/>
        </style:tab-stops>
      </style:paragraph-properties>
      <style:text-properties fo:color="#000000" loext:opacity="100%" style:text-line-through-style="none" style:text-line-through-type="none" style:text-underline-style="none"/>
    </style:style>
    <style:style style:name="P21" style:family="paragraph" style:parent-style-name="Heading_20_3">
      <style:text-properties fo:color="#000000" loext:opacity="100%" style:text-line-through-style="none" style:text-line-through-type="none" fo:font-size="11pt" style:text-underline-style="none" style:font-size-asian="11pt" style:font-size-complex="11pt"/>
    </style:style>
    <style:style style:name="P22" style:family="paragraph" style:parent-style-name="Heading_20_3">
      <style:text-properties fo:color="#000000" loext:opacity="100%" fo:font-weight="bold" style:font-weight-asian="bold"/>
    </style:style>
    <style:style style:name="P23" style:family="paragraph" style:parent-style-name="Heading_20_3">
      <style:text-properties fo:color="#000000" loext:opacity="100%" style:font-name="Calibri3"/>
    </style:style>
    <style:style style:name="P24" style:family="paragraph" style:parent-style-name="Heading_20_3">
      <style:text-properties style:text-line-through-style="none" style:text-line-through-type="none" style:font-name="Calibri5" fo:font-size="11pt" style:text-underline-style="none" fo:font-weight="bold" style:font-size-asian="11pt" style:font-weight-asian="bold" style:font-size-complex="11pt" style:font-weight-complex="bold"/>
    </style:style>
    <style:style style:name="P25" style:family="paragraph" style:parent-style-name="Standard">
      <style:text-properties style:text-line-through-style="none" style:text-line-through-type="none" style:font-name="Calibri5" fo:font-size="11pt" style:text-underline-style="none" fo:font-weight="bold" style:font-size-asian="11pt" style:font-weight-asian="bold" style:font-size-complex="11pt" style:font-weight-complex="bold"/>
    </style:style>
    <style:style style:name="P26" style:family="paragraph" style:parent-style-name="Subtitle">
      <style:paragraph-properties fo:text-align="end" style:justify-single-word="false"/>
      <style:text-properties fo:font-size="20pt" style:font-size-asian="20pt" style:font-size-complex="20pt" style:language-complex="ar" style:country-complex="SA"/>
    </style:style>
    <style:style style:name="P27" style:family="paragraph" style:parent-style-name="Text_20_body">
      <style:text-properties fo:color="#000000" loext:opacity="100%" style:text-line-through-style="none" style:text-line-through-type="none" style:text-underline-style="none"/>
    </style:style>
    <style:style style:name="P28" style:family="paragraph" style:parent-style-name="Title" style:master-page-name="Standard">
      <loext:graphic-properties draw:fill="none"/>
      <style:paragraph-properties fo:margin-left="3.6cm" fo:margin-right="-0.3cm" fo:margin-top="0cm" fo:margin-bottom="0.529cm" style:contextual-spacing="false" fo:text-align="start" style:justify-single-word="false" fo:orphans="2" fo:widows="2" fo:hyphenation-ladder-count="no-limit" fo:text-indent="-3.5cm" style:auto-text-indent="false" style:page-number="auto" fo:background-color="transparent" fo:padding-left="0cm" fo:padding-right="0cm" fo:padding-top="0cm" fo:padding-bottom="0.141cm" fo:border-left="none" fo:border-right="none" fo:border-top="none" fo:border-bottom="0.99pt solid #004586" style:shadow="none" style:writing-mode="lr-tb"/>
      <style:text-properties style:language-complex="ar" style:country-complex="SA" fo:hyphenate="false" fo:hyphenation-remain-char-count="2" fo:hyphenation-push-char-count="2" loext:hyphenation-no-caps="false"/>
    </style:style>
    <style:style style:name="P29" style:family="paragraph" style:parent-style-name="Heading_20_1" style:list-style-name="WWNum1"/>
    <style:style style:name="P30" style:family="paragraph" style:parent-style-name="Heading_20_1" style:list-style-name="WWNum1">
      <style:text-properties fo:color="#000000" loext:opacity="100%"/>
    </style:style>
    <style:style style:name="P31" style:family="paragraph" style:parent-style-name="Heading_20_1" style:list-style-name="WWNum1" style:master-page-name="">
      <style:paragraph-properties style:page-number="auto" fo:break-before="page"/>
    </style:style>
    <style:style style:name="P32" style:family="paragraph" style:parent-style-name="Heading_20_2" style:list-style-name="WWNum1"/>
    <style:style style:name="P33" style:family="paragraph" style:parent-style-name="Heading_20_2" style:list-style-name="WWNum1">
      <style:text-properties fo:font-weight="bold" style:font-weight-asian="bold"/>
    </style:style>
    <style:style style:name="P34" style:family="paragraph" style:parent-style-name="Heading_20_2" style:list-style-name="WWNum1">
      <style:text-properties fo:color="#000000" loext:opacity="100%" style:font-size-complex="11pt"/>
    </style:style>
    <style:style style:name="P35" style:family="paragraph" style:parent-style-name="Heading_20_2" style:list-style-name="WWNum1">
      <style:text-properties fo:color="#000000" loext:opacity="100%"/>
    </style:style>
    <style:style style:name="P36" style:family="paragraph" style:parent-style-name="List_20_Paragraph" style:list-style-name="WWNum4">
      <style:text-properties fo:color="#000000" loext:opacity="100%" style:text-line-through-style="none" style:text-line-through-type="none" fo:font-size="11pt" style:text-underline-style="none" style:font-size-asian="11pt" style:font-size-complex="11pt"/>
    </style:style>
    <style:style style:name="P37" style:family="paragraph" style:parent-style-name="List_20_Paragraph" style:list-style-name="WWNum12">
      <style:text-properties fo:color="#000000" loext:opacity="100%" style:text-line-through-style="none" style:text-line-through-type="none" fo:font-size="11pt" style:text-underline-style="none" style:font-size-asian="11pt" style:font-size-complex="11pt"/>
    </style:style>
    <style:style style:name="P38" style:family="paragraph" style:parent-style-name="List_20_Paragraph" style:list-style-name="WWNum13">
      <style:text-properties fo:color="#000000" loext:opacity="100%" style:text-line-through-style="none" style:text-line-through-type="none" fo:font-size="11pt" style:text-underline-style="none" style:font-size-asian="11pt" style:font-size-complex="11pt"/>
    </style:style>
    <style:style style:name="P39" style:family="paragraph" style:parent-style-name="List_20_Paragraph" style:list-style-name="WWNum14">
      <style:text-properties fo:color="#000000" loext:opacity="100%" style:text-line-through-style="none" style:text-line-through-type="none" fo:font-size="11pt" style:text-underline-style="none" style:font-size-asian="11pt" style:font-size-complex="11pt"/>
    </style:style>
    <style:style style:name="P40" style:family="paragraph" style:parent-style-name="List_20_Paragraph" style:list-style-name="WWNum15">
      <style:text-properties fo:color="#000000" loext:opacity="100%" style:text-line-through-style="none" style:text-line-through-type="none" fo:font-size="11pt" style:text-underline-style="none" style:font-size-asian="11pt" style:font-size-complex="11pt"/>
    </style:style>
    <style:style style:name="P41" style:family="paragraph" style:parent-style-name="List_20_Paragraph" style:list-style-name="WWNum5">
      <style:text-properties fo:color="#000000" loext:opacity="100%" style:text-line-through-style="none" style:text-line-through-type="none" fo:font-size="11pt" style:text-underline-style="none" fo:font-weight="normal" style:font-size-asian="11pt" style:font-weight-asian="normal" style:font-size-complex="11pt"/>
    </style:style>
    <style:style style:name="P42" style:family="paragraph" style:parent-style-name="List_20_Paragraph" style:list-style-name="WWNum6">
      <style:text-properties fo:color="#000000" loext:opacity="100%" style:text-line-through-style="none" style:text-line-through-type="none" fo:font-size="11pt" style:text-underline-style="none" fo:font-weight="normal" style:font-size-asian="11pt" style:font-weight-asian="normal" style:font-size-complex="11pt"/>
    </style:style>
    <style:style style:name="P43" style:family="paragraph" style:parent-style-name="List_20_Paragraph" style:list-style-name="WWNum7">
      <style:text-properties fo:color="#000000" loext:opacity="100%" style:text-line-through-style="none" style:text-line-through-type="none" fo:font-size="11pt" style:text-underline-style="none" fo:font-weight="normal" style:font-size-asian="11pt" style:font-weight-asian="normal" style:font-size-complex="11pt"/>
    </style:style>
    <style:style style:name="P44" style:family="paragraph" style:parent-style-name="List_20_Paragraph" style:list-style-name="WWNum16">
      <style:text-properties fo:color="#000000" loext:opacity="100%" style:text-line-through-style="none" style:text-line-through-type="none" fo:font-size="11pt" style:text-underline-style="none" fo:font-weight="normal" style:font-size-asian="11pt" style:font-weight-asian="normal" style:font-size-complex="11pt"/>
    </style:style>
    <style:style style:name="P45" style:family="paragraph" style:parent-style-name="List_20_Paragraph" style:list-style-name="WWNum17">
      <style:text-properties fo:color="#000000" loext:opacity="100%" style:text-line-through-style="none" style:text-line-through-type="none" fo:font-size="11pt" style:text-underline-style="none" fo:font-weight="normal" style:font-size-asian="11pt" style:font-weight-asian="normal" style:font-size-complex="11pt"/>
    </style:style>
    <style:style style:name="P46" style:family="paragraph" style:parent-style-name="List_20_Paragraph" style:list-style-name="WWNum8">
      <style:text-properties fo:color="#000000" loext:opacity="100%" style:text-line-through-style="none" style:text-line-through-type="none" style:text-underline-style="none"/>
    </style:style>
    <style:style style:name="P47" style:family="paragraph" style:parent-style-name="List_20_Paragraph" style:list-style-name="L1">
      <style:text-properties fo:color="#000000" loext:opacity="100%" style:text-line-through-style="none" style:text-line-through-type="none" style:text-underline-style="none"/>
    </style:style>
    <style:style style:name="P48" style:family="paragraph" style:parent-style-name="List_20_Paragraph" style:list-style-name="WWNum17">
      <style:text-properties fo:color="#000000" loext:opacity="100%" style:text-line-through-style="none" style:text-line-through-type="none" style:font-name="Calibri3" fo:font-size="11pt" style:text-underline-style="none" style:font-size-asian="11pt" style:font-size-complex="11pt"/>
    </style:style>
    <style:style style:name="P49" style:family="paragraph" style:parent-style-name="List_20_Paragraph" style:list-style-name="L3">
      <style:text-properties fo:color="#000000" loext:opacity="100%" style:text-line-through-style="none" style:text-line-through-type="none" style:font-name="Calibri5" style:text-underline-style="none"/>
    </style:style>
    <style:style style:name="P50" style:family="paragraph" style:parent-style-name="List_20_Paragraph" style:list-style-name="WWNum3">
      <style:text-properties fo:color="#000000" loext:opacity="100%" style:language-complex="ar" style:country-complex="SA"/>
    </style:style>
    <style:style style:name="P51" style:family="paragraph" style:parent-style-name="List_20_Paragraph" style:list-style-name="WWNum3">
      <style:text-properties fo:color="#000000" loext:opacity="100%"/>
    </style:style>
    <style:style style:name="P52" style:family="paragraph" style:parent-style-name="List_20_Paragraph" style:list-style-name="L2">
      <style:text-properties style:text-line-through-style="none" style:text-line-through-type="none" style:font-name="Calibri5" fo:font-size="11pt" style:text-underline-style="none" fo:font-weight="normal" style:font-size-asian="11pt" style:font-weight-asian="normal" style:font-size-complex="11pt"/>
    </style:style>
    <style:style style:name="P53" style:family="paragraph" style:parent-style-name="List_20_Paragraph" style:list-style-name="WWNum9">
      <style:paragraph-properties fo:margin-left="2.381cm" fo:margin-right="0cm" fo:text-indent="-0.635cm" style:auto-text-indent="false"/>
      <style:text-properties fo:color="#000000" loext:opacity="100%" style:text-line-through-style="none" style:text-line-through-type="none" style:text-underline-style="none"/>
    </style:style>
    <style:style style:name="P54" style:family="paragraph" style:parent-style-name="List_20_Paragraph" style:list-style-name="WWNum11">
      <style:paragraph-properties fo:margin-left="2.401cm" fo:margin-right="0cm" fo:margin-top="0cm" fo:margin-bottom="0cm" style:contextual-spacing="false" fo:text-align="justify" style:justify-single-word="false" fo:orphans="2" fo:widows="2" fo:hyphenation-ladder-count="no-limit" fo:text-indent="-0.635cm" style:auto-text-indent="false" style:writing-mode="lr-tb">
        <style:tab-stops>
          <style:tab-stop style:position="2.401cm"/>
        </style:tab-stops>
      </style:paragraph-properties>
      <style:text-properties fo:color="#000000" loext:opacity="100%" style:text-line-through-style="none" style:text-line-through-type="none" fo:font-size="11pt" style:text-underline-style="none" style:font-size-asian="11pt" style:font-size-complex="11pt" fo:hyphenate="false" fo:hyphenation-remain-char-count="2" fo:hyphenation-push-char-count="2" loext:hyphenation-no-caps="false"/>
    </style:style>
    <style:style style:name="P55" style:family="paragraph" style:parent-style-name="List_20_Paragraph" style:list-style-name="WWNum11">
      <style:paragraph-properties fo:margin-left="2.401cm" fo:margin-right="0cm" fo:margin-top="0cm" fo:margin-bottom="0cm" style:contextual-spacing="false" fo:text-align="justify" style:justify-single-word="false" fo:orphans="2" fo:widows="2" fo:hyphenation-ladder-count="no-limit" fo:text-indent="-0.635cm" style:auto-text-indent="false" style:writing-mode="lr-tb">
        <style:tab-stops>
          <style:tab-stop style:position="2.401cm"/>
        </style:tab-stops>
      </style:paragraph-properties>
      <style:text-properties fo:color="#000000" loext:opacity="100%" fo:font-size="11pt" style:font-size-asian="11pt" style:font-size-complex="11pt" fo:hyphenate="false" fo:hyphenation-remain-char-count="2" fo:hyphenation-push-char-count="2" loext:hyphenation-no-caps="false"/>
    </style:style>
    <style:style style:name="P56" style:family="paragraph" style:parent-style-name="List_20_Paragraph">
      <style:paragraph-properties fo:margin-left="0cm" fo:margin-right="0cm" fo:text-indent="0cm" style:auto-text-indent="false"/>
      <style:text-properties fo:color="#000000" loext:opacity="100%" officeooo:rsid="00164d73" style:language-complex="ar" style:country-complex="SA"/>
    </style:style>
    <style:style style:name="T1" style:family="text">
      <style:text-properties style:language-complex="ar" style:country-complex="SA"/>
    </style:style>
    <style:style style:name="T2" style:family="text">
      <style:text-properties fo:font-weight="bold" style:font-weight-asian="bold" style:font-size-complex="11pt"/>
    </style:style>
    <style:style style:name="T3" style:family="text">
      <style:text-properties fo:font-weight="bold" style:font-weight-asian="bold" style:font-weight-complex="bold"/>
    </style:style>
    <style:style style:name="T4" style:family="text">
      <style:text-properties style:font-size-complex="11pt"/>
    </style:style>
    <style:style style:name="T5" style:family="text">
      <style:text-properties style:text-line-through-style="none" style:text-line-through-type="none" fo:font-size="11pt" style:text-underline-style="none" fo:font-weight="normal" style:font-size-asian="11pt" style:font-weight-asian="normal" style:font-size-complex="11pt"/>
    </style:style>
    <style:style style:name="T6" style:family="text">
      <style:text-properties style:text-line-through-style="none" style:text-line-through-type="none" fo:font-size="11pt" style:text-underline-style="none" style:font-size-asian="11pt" style:font-size-complex="11pt"/>
    </style:style>
    <style:style style:name="T7" style:family="text">
      <style:text-properties style:text-line-through-style="none" style:text-line-through-type="none" fo:font-size="11pt" style:text-underline-style="none" fo:font-weight="bold" style:font-size-asian="11pt" style:font-weight-asian="bold" style:font-size-complex="11pt" style:font-weight-complex="bold"/>
    </style:style>
    <style:style style:name="T8" style:family="text">
      <style:text-properties style:text-line-through-style="none" style:text-line-through-type="none" style:text-underline-style="none"/>
    </style:style>
    <style:style style:name="T9" style:family="text">
      <style:text-properties style:text-line-through-style="none" style:text-line-through-type="none" style:font-name="Calibri5" fo:font-size="11pt" style:text-underline-style="none" fo:font-weight="bold" style:font-size-asian="11pt" style:font-weight-asian="bold" style:font-size-complex="11pt"/>
    </style:style>
    <style:style style:name="T10" style:family="text">
      <style:text-properties style:text-position="sub 58%"/>
    </style:style>
    <style:style style:name="T11" style:family="text">
      <style:text-properties style:font-name="Calibri5" fo:font-size="10pt" fo:font-weight="bold" style:font-size-asian="10pt" style:font-weight-asian="bold"/>
    </style:style>
    <style:style style:name="T12" style:family="text">
      <style:text-properties fo:font-weight="normal" style:font-weight-asian="normal"/>
    </style:style>
    <style:style style:name="T13" style:family="text">
      <style:text-properties fo:font-weight="normal" style:font-weight-asian="normal" style:font-weight-complex="normal"/>
    </style:style>
    <style:style style:name="T14" style:family="text">
      <style:text-properties officeooo:rsid="00129d04"/>
    </style:style>
    <text:list-style style:name="L1">
      <text:list-level-style-bullet text:level="1" text:style-name="Bullet_20_Symbols" text:bullet-char="•">
        <style:list-level-properties text:list-level-position-and-space-mode="label-alignment">
          <style:list-level-label-alignment text:label-followed-by="listtab" text:list-tab-stop-position="2.907cm" fo:text-indent="-0.635cm" fo:margin-left="2.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42cm" fo:text-indent="-0.635cm" fo:margin-left="3.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77cm" fo:text-indent="-0.635cm" fo:margin-left="4.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12cm" fo:text-indent="-0.635cm" fo:margin-left="4.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47cm" fo:text-indent="-0.635cm" fo:margin-left="5.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82cm" fo:text-indent="-0.635cm" fo:margin-left="6.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17cm" fo:text-indent="-0.635cm" fo:margin-left="6.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52cm" fo:text-indent="-0.635cm" fo:margin-left="7.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87cm" fo:text-indent="-0.635cm" fo:margin-left="7.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22cm" fo:text-indent="-0.635cm" fo:margin-left="8.62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907cm" fo:text-indent="-0.635cm" fo:margin-left="2.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42cm" fo:text-indent="-0.635cm" fo:margin-left="3.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77cm" fo:text-indent="-0.635cm" fo:margin-left="4.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12cm" fo:text-indent="-0.635cm" fo:margin-left="4.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47cm" fo:text-indent="-0.635cm" fo:margin-left="5.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82cm" fo:text-indent="-0.635cm" fo:margin-left="6.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17cm" fo:text-indent="-0.635cm" fo:margin-left="6.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52cm" fo:text-indent="-0.635cm" fo:margin-left="7.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87cm" fo:text-indent="-0.635cm" fo:margin-left="7.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22cm" fo:text-indent="-0.635cm" fo:margin-left="8.62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81cm" fo:text-indent="-0.635cm" fo:margin-left="1.9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6cm" fo:text-indent="-0.635cm" fo:margin-left="2.6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1cm" fo:text-indent="-0.635cm" fo:margin-left="3.2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6cm" fo:text-indent="-0.635cm" fo:margin-left="3.8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1cm" fo:text-indent="-0.635cm" fo:margin-left="4.5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6cm" fo:text-indent="-0.635cm" fo:margin-left="5.1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1cm" fo:text-indent="-0.635cm" fo:margin-left="5.7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6cm" fo:text-indent="-0.635cm" fo:margin-left="6.4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1cm" fo:text-indent="-0.635cm" fo:margin-left="7.0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6cm" fo:text-indent="-0.635cm" fo:margin-left="7.69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Installation téléphonique IP<text:span text:style-name="T14"> G3-G6</text:span></text:p>
      <text:p text:style-name="P26">Cahier des charges </text:p>
      <text:list xml:id="list35055950" text:style-name="WWNum1">
        <text:list-item>
          <text:h text:style-name="P29" text:outline-level="1">Objectifs de la mission</text:h>
        </text:list-item>
      </text:list>
      <text:p text:style-name="P3">Les objectifs principaux définis pour ce projet sont : </text:p>
      <text:list xml:id="list371452826" text:style-name="WWNum4">
        <text:list-item>
          <text:p text:style-name="P36">Mettre en place un réseau adapté au support des nouvelles applications comme la téléphonie sur IP, avec une recherche de fiabilité et pérennité.</text:p>
        </text:list-item>
        <text:list-item>
          <text:p text:style-name="P36">Moderniser les communications au sein d'une entreprise disposant de plusieurs sites, en offrant aux collaborateurs un niveau de service plus riche. </text:p>
        </text:list-item>
        <text:list-item>
          <text:p text:style-name="P36">Centraliser l’architecture, pour une exploitation plus simple et pour un service homogène sur l’ensemble des sites. </text:p>
        </text:list-item>
        <text:list-item>
          <text:p text:style-name="P36">Optimiser ses coûts d'investissement et de fonctionnement.</text:p>
        </text:list-item>
        <text:list-item>
          <text:p text:style-name="P36">Une architecture technique évolutive. </text:p>
        </text:list-item>
        <text:list-item>
          <text:p text:style-name="P36">Une totale sécurité de fonctionnement et de service. </text:p>
        </text:list-item>
      </text:list>
      <text:list xml:id="list115520058450618" text:continue-list="list35055950" text:style-name="WWNum1">
        <text:list-item>
          <text:h text:style-name="P29" text:outline-level="1">Périmètre de la prestation</text:h>
        </text:list-item>
      </text:list>
      <text:p text:style-name="P3">La présente prestation est découpée en lots.</text:p>
      <text:p text:style-name="P4">Lot n°1 : Autocommutateur </text:p>
      <text:p text:style-name="P6">Ce lot comprend les prestations suivantes : </text:p>
      <text:list xml:id="list3469386424" text:style-name="WWNum5">
        <text:list-item>
          <text:p text:style-name="P41">La fourniture et la mise œuvre d'un autocommutateur IP. </text:p>
        </text:list-item>
        <text:list-item>
          <text:p text:style-name="P41">La fourniture et la mise en œuvre des postes téléphoniques IP. </text:p>
        </text:list-item>
      </text:list>
      <text:p text:style-name="P7">Lot n°2 : Cœur de réseau </text:p>
      <text:p text:style-name="P6">Ce lot comprend les prestations suivantes : </text:p>
      <text:list xml:id="list3734108659" text:style-name="WWNum6">
        <text:list-item>
          <text:p text:style-name="P42">La fourniture et la mise œuvre des commutateurs pour la téléphonie IP. </text:p>
        </text:list-item>
        <text:list-item>
          <text:p text:style-name="P42">Le raccordement au LAN et reconfiguration pour obtenir un réseau convergent.</text:p>
        </text:list-item>
      </text:list>
      <text:p text:style-name="P7">Lot n°3 : Accès internet / Interconnexion de sites</text:p>
      <text:p text:style-name="P6">Ce lot comprend les prestations suivantes : </text:p>
      <text:list xml:id="list3128241066" text:style-name="WWNum7">
        <text:list-item>
          <text:p text:style-name="P43">La construction et l’exploitation de l’accès à internet sur le site principal.</text:p>
        </text:list-item>
        <text:list-item>
          <text:p text:style-name="P43">L’interconnexion VPN fibre site à site.</text:p>
        </text:list-item>
      </text:list>
      <text:list xml:id="list115520345344803" text:continue-list="list115520058450618" text:style-name="WWNum1">
        <text:list-item>
          <text:h text:style-name="P31" text:outline-level="1">Le contenu de la prestation</text:h>
          <text:list>
            <text:list-item>
              <text:h text:style-name="P32" text:outline-level="2"><text:span text:style-name="T2">Lot n°1 : Autocommutateur</text:span><text:span text:style-name="T4"> </text:span></text:h>
            </text:list-item>
          </text:list>
        </text:list-item>
      </text:list>
      <text:h text:style-name="P18" text:outline-level="3">Fonctionnalités téléphoniques de base </text:h>
      <text:p text:style-name="P9"><text:bookmark-start text:name="__DdeLink__634_3942284516"/>Les fonctionnalités évoquées dans ce chapitre seront disponibles sans limitation technique du nombre d’ayant droit. Il n’y aura pas de surcoût lors de leur mise en œuvre, quels que soient le nombre d’utilisateurs et leur localisation sur le réseau. Le soumissionnaire s’engagera sur un nombre d’accès simultané à chacune de ces fonctionnalités, permettant un confort d’utilisation satisfaisant dans le cadre d’une utilisation normale de l’installation. Le cas échéant, les limites en ce qui concerne le nombre d’utilisations simultanées de ces services seront précisées. Sur les téléphones IP, les menus et messages d’accès à chacune des fonctionnalités seront écrits en Français. <text:bookmark-end text:name="__DdeLink__634_3942284516"/></text:p>
      <text:h text:style-name="P20" text:outline-level="3">Routage des communications </text:h>
      <text:p text:style-name="P9"><text:bookmark-start text:name="__DdeLink__654_3942284516"/>Le système proposé permettra la sélection directe à l’arrivée (SDA), et le plan de numérotation sera complètement personnalisable. Le routage des communications sera réalisé en fonction de différents critères, comme le jour et l’heure, le service appelé, l’état du poste destinataire, les renvois éventuellement programmés, etc. <text:bookmark-end text:name="__DdeLink__654_3942284516"/></text:p>
      <text:h text:style-name="P19" text:outline-level="3">Fonctionnalités </text:h>
      <text:p text:style-name="P9"><text:bookmark-start text:name="__DdeLink__636_3942284516"/>Reprise du plan de numérotation :</text:p>
      <text:list xml:id="list1927840690" text:style-name="WWNum8">
        <text:list-item>
          <text:p text:style-name="P46">Appels externes vers interne. </text:p>
        </text:list-item>
        <text:list-item>
          <text:p text:style-name="P46">Numérotation abrégée vers extérieur. </text:p>
        </text:list-item>
      </text:list>
      <text:p text:style-name="P9">Reprise des fonctionnalités effectivement utilisées actuellement et maintien de la qualité vocale (fidélité sonore, absence d'écho, diaphonie, bruit de fond...). <text:bookmark-end text:name="__DdeLink__636_3942284516"/></text:p>
      <text:h text:style-name="P19" text:outline-level="3">Vis-à-vis des appelants externes <text:bookmark-start text:name="__DdeLink__638_3942284516"/></text:h>
      <text:list xml:id="list1025209384" text:style-name="WWNum9">
        <text:list-item>
          <text:p text:style-name="P53">Possibilité de bascule automatique du standard ou passage en appel général selon l'horaire.</text:p>
        </text:list-item>
        <text:list-item>
          <text:p text:style-name="P53">Information pour l'appelant si l'appelé est déjà en communication. </text:p>
        </text:list-item>
        <text:list-item>
          <text:p text:style-name="P53">Possibilité d'avoir un numéro externe propre affecté à chaque poste (SDA généralisé). </text:p>
        </text:list-item>
        <text:list-item>
          <text:p text:style-name="P53">Boîtes vocales individuelles permettant de personnaliser le message d’accueil, d’enregistrer les messages, de consulter les messages à distance. <text:bookmark-end text:name="__DdeLink__638_3942284516"/></text:p>
        </text:list-item>
      </text:list>
      <text:h text:style-name="P19" text:outline-level="3">Vis-à-vis des utilisateurs internes <text:bookmark-start text:name="__DdeLink__640_3942284516"/></text:h>
      <text:list xml:id="list3738683209" text:style-name="WWNum11">
        <text:list-item>
          <text:p text:style-name="P54">L'appelé est informé en cas de double appel et possibilité de mise en attente communication en cours pour prendre le nouvel appel. </text:p>
        </text:list-item>
        <text:list-item>
          <text:p text:style-name="P54">Mobilité : possibilité d'équipements portables, sans fil dotés de fonctionnalités équivalentes à celles des postes fixes.</text:p>
        </text:list-item>
        <text:list-item>
          <text:p text:style-name="P54">Consultation liste des derniers appels.</text:p>
        </text:list-item>
        <text:list-item>
          <text:p text:style-name="P54">Messagerie vocale individuelle. <text:bookmark-start text:name="__DdeLink__642_3942284516"/><text:bookmark-end text:name="__DdeLink__640_3942284516"/></text:p>
        </text:list-item>
        <text:list-item>
          <text:p text:style-name="P54"><text:soft-page-break/>Pour renvoyer les appels sur la boîte vocale personnelle, soit instantanément (immédiat), soit après quelques sonneries (différé), soit en cas d’occupation du poste téléphonique. </text:p>
        </text:list-item>
        <text:list-item>
          <text:p text:style-name="P54">Sauvegarde restauration paramétrages. </text:p>
        </text:list-item>
        <text:list-item>
          <text:p text:style-name="P54">Interface conviviale (à partir d'un navigateur) permettant le paramétrage des fonctionnalités avancées et l'enregistrement de plusieurs configurations de paramétrage.</text:p>
        </text:list-item>
        <text:list-item>
          <text:p text:style-name="P55">Restauration rapide possible de la configuration définie "par défaut" directement depuis l'équipement téléphonique. <text:bookmark-end text:name="__DdeLink__642_3942284516"/></text:p>
        </text:list-item>
      </text:list>
      <text:h text:style-name="P18" text:outline-level="3">Fonctionnalités offertes aux utilisateurs </text:h>
      <text:p text:style-name="P8"><text:bookmark-start text:name="__DdeLink__644_3942284516"/>Les principaux services de base relatifs à la réception des appels sont : </text:p>
      <text:list xml:id="list2451791952" text:style-name="WWNum12">
        <text:list-item>
          <text:p text:style-name="P37">Différenciation des appels intérieurs et extérieurs. </text:p>
        </text:list-item>
        <text:list-item>
          <text:p text:style-name="P37">Affichage de l’identifiant de l’appelant (nom du correspondant si appel interne).</text:p>
        </text:list-item>
        <text:list-item>
          <text:p text:style-name="P37">Multi lignes. </text:p>
        </text:list-item>
        <text:list-item>
          <text:p text:style-name="P37">Multi numéros.</text:p>
        </text:list-item>
        <text:list-item>
          <text:p text:style-name="P37">Groupement de postes. </text:p>
        </text:list-item>
        <text:list-item>
          <text:p text:style-name="P37">Supervision de lignes. </text:p>
        </text:list-item>
        <text:list-item>
          <text:p text:style-name="P37">Interception d'appel. </text:p>
        </text:list-item>
        <text:list-item>
          <text:p text:style-name="P37">Renvoi d’appel (immédiat, sur occupation et/ou sur non-réponse). Chaque poste peut-être redirigé vers un autre de façon individuelle. </text:p>
        </text:list-item>
        <text:list-item>
          <text:p text:style-name="P37">Filtrage (1 ou plusieurs postes). Autorise des postes à renvoyer leurs appels vers d’autres postes. </text:p>
        </text:list-item>
        <text:list-item>
          <text:p text:style-name="P37">Conférence : il est possible d'initialiser une conférence faisant intervenir jusqu’à 8 participants. <text:bookmark-end text:name="__DdeLink__644_3942284516"/></text:p>
        </text:list-item>
      </text:list>
      <text:h text:style-name="P21" text:outline-level="3">Gestion en cours de communication </text:h>
      <text:p text:style-name="P8"><text:bookmark-start text:name="__DdeLink__646_3942284516"/>Les principaux services de base relatifs à la gestion des appels en cours sont : </text:p>
      <text:list xml:id="list1487517641" text:style-name="WWNum13">
        <text:list-item>
          <text:p text:style-name="P38">Le transfert, aveugle ou supervisé.</text:p>
        </text:list-item>
        <text:list-item>
          <text:p text:style-name="P38">L’accès à l’annuaire pour effectuer un double appel par exemple. </text:p>
        </text:list-item>
        <text:list-item>
          <text:p text:style-name="P38">Le parcage de la communication (pour la reprendre sur un autre poste). </text:p>
        </text:list-item>
        <text:list-item>
          <text:p text:style-name="P38">La conférence à trois. <text:bookmark-end text:name="__DdeLink__646_3942284516"/></text:p>
        </text:list-item>
      </text:list>
      <text:h text:style-name="P18" text:outline-level="3">Poste opérateur </text:h>
      <text:p text:style-name="P8"><text:bookmark-start text:name="__DdeLink__656_3942284516"/>La flexibilité des horaires de travail fait qu’un même poste peut être utilisé par plusieurs opératrices, selon les jours et les horaires. </text:p>
      <text:p text:style-name="P8">En termes de fonctionnalités, le poste proposé permettra notamment : </text:p>
      <text:list xml:id="list3108679689" text:style-name="WWNum14">
        <text:list-item>
          <text:p text:style-name="P39">D'indiquer de façon sonore et visuelle les appels arrivant. </text:p>
        </text:list-item>
        <text:list-item>
          <text:p text:style-name="P39">De donner une indication visuelle de l'état du trafic (nombre d'appels externes et internes en attente, surcharge de trafic...). </text:p>
        </text:list-item>
        <text:list-item>
          <text:p text:style-name="P39">De mettre en garde les correspondants pendant une recherche ou pendant l'établissement d'une communication départ. </text:p>
        </text:list-item>
        <text:list-item>
          <text:p text:style-name="P39">De connaître l'état des postes appelés (libre, inaccessible, en renvoi, occupé, etc.). </text:p>
        </text:list-item>
        <text:list-item>
          <text:p text:style-name="P39">D'accompagner les retours d'appels SDA par l'ensemble des informations sur la nature de la communication (numéro appelant, appelé, cause de retour d'appel, durée de la communication, etc.).</text:p>
        </text:list-item>
        <text:list-item>
          <text:p text:style-name="P39"><text:soft-page-break/>D’accéder à l’annuaire. </text:p>
        </text:list-item>
        <text:list-item>
          <text:p text:style-name="P39">De disposer des informations relatives à un poste, une personne ou un service (numéro, localisation, numéros associés, secrétariats, nom du service...), et de lancer une communication à partir de l'écran, sans avoir à numéroter. </text:p>
        </text:list-item>
      </text:list>
      <text:p text:style-name="P8">Le soumissionnaire décrira les capacités de sa solution en termes de groupement de postes opérateurs et de gestion de débordement. </text:p>
      <text:p text:style-name="P8">Cette solution devra permettre de : </text:p>
      <text:list xml:id="list3629437670" text:style-name="WWNum15">
        <text:list-item>
          <text:p text:style-name="P40">Créer un groupement de plusieurs opératrices réparties sur différents sites, prenant en charge en priorité les appels destinés à leur site ou service, puis les appels destinés aux autres sites en cas de surcharge ou selon les heures de la journée (ou jour de la semaine).</text:p>
        </text:list-item>
        <text:list-item>
          <text:p text:style-name="P40">Donner temporairement à un poste de bureau le profil de poste opérateur, pour l’intégrer dans un groupement de traitement d’appels évoqué ci-dessus. <text:bookmark-end text:name="__DdeLink__656_3942284516"/></text:p>
        </text:list-item>
      </text:list>
      <text:h text:style-name="P16" text:outline-level="3">Terminaux téléphoniques IP </text:h>
      <text:p text:style-name="P2"><text:bookmark-start text:name="__DdeLink__658_3942284516"/><text:span text:style-name="T8">Deux types de postes sont à déployer des postes IP physiques et des postes logiciels type Softphone sur ordinateur, smartphone ou tablette Android. <text:s/>Tous utiliseront le protocole SIP.</text:span><text:span text:style-name="T6"> </text:span></text:p>
      <text:p text:style-name="P9">Les postes physiques seront équipés de connecteurs de types RJ45 et supporteront la télé alimentation conformément au standard 802.3af. </text:p>
      <text:p text:style-name="P9">Ils pourront s’intégrer dans le plan d’adressage et l’architecture du réseau informatique, en s’adaptant et respectant les spécifications mises en œuvre sur ce réseau (Vlan, QoS, DHCP…). </text:p>
      <text:p text:style-name="P9">Les postes téléphoniques intégreront un commutateur Ethernet permettant le raccordement d’un ordinateur, afin de permettre l’utilisation d’une seule prise réseau pour le poste de travail </text:p>
      <text:p text:style-name="P5">Toutes les salles et bureaux sont câblés en RJ 45. <text:bookmark-end text:name="__DdeLink__658_3942284516"/></text:p>
      <text:h text:style-name="P22" text:outline-level="3">Diffusion de messages vocaux </text:h>
      <text:p text:style-name="P10"><text:bookmark-start text:name="__DdeLink__648_3942284516"/>Un message de pré décroché ou standard automatique pourra être diffusé pour accueillir les appelants. </text:p>
      <text:p text:style-name="P10">Plusieurs messages pourront être mis en œuvre pour différencier l’accueil selon les sites ou selon les services. Ces messages devront pouvoir être mis en œuvre directement par le personnel. La modification d’un message ou la mise en œuvre d’un message préenregistré devra être simple et rapide.<text:bookmark-end text:name="__DdeLink__648_3942284516"/></text:p>
      <text:h text:style-name="P22" text:outline-level="3">Messagerie vocale intégrée </text:h>
      <text:p text:style-name="P6"><text:bookmark-start text:name="__DdeLink__650_3942284516"/>Ce service permettra notamment : </text:p>
      <text:list xml:id="list2510219438" text:style-name="WWNum16">
        <text:list-item>
          <text:p text:style-name="P44">Le choix pour chaque poste entre la fonction de répondeur simple ou répondeur enregistreur.</text:p>
        </text:list-item>
        <text:list-item>
          <text:p text:style-name="P44">La personnalisation des messages d’accueil. </text:p>
        </text:list-item>
        <text:list-item>
          <text:p text:style-name="P44">La notification de messages reçus. </text:p>
        </text:list-item>
        <text:list-item>
          <text:p text:style-name="P44">L’horodatage des messages. </text:p>
        </text:list-item>
        <text:list-item>
          <text:p text:style-name="P44">L’archivage des messages. </text:p>
        </text:list-item>
        <text:list-item>
          <text:p text:style-name="P44">Le rappel du dépositaire. </text:p>
        </text:list-item>
        <text:list-item>
          <text:p text:style-name="P44">Le transfert d’un message.</text:p>
        </text:list-item>
        <text:list-item>
          <text:p text:style-name="P44"><text:soft-page-break/>L’interrogation à distance. </text:p>
        </text:list-item>
        <text:list-item>
          <text:p text:style-name="P44">La sécurisation par un code d’accès personnel.<text:bookmark-end text:name="__DdeLink__650_3942284516"/></text:p>
        </text:list-item>
      </text:list>
      <text:h text:style-name="P16" text:outline-level="3"><text:span text:style-name="T7">Musique d'attente</text:span><text:span text:style-name="T5"> </text:span></text:h>
      <text:p text:style-name="P13"><text:bookmark-start text:name="__DdeLink__652_3942284516"/>Le système diffuse un message avec une musique quand un appelant est mis en attente. De base, le système doit permettre le choix d’une musique, ou bien de pouvoir enregistrer une musique allant jusqu'à 10 minutes. <text:bookmark-end text:name="__DdeLink__652_3942284516"/></text:p>
      <text:list xml:id="list115519320980427" text:continue-list="list115520345344803" text:style-name="WWNum1">
        <text:list-item>
          <text:list>
            <text:list-item>
              <text:h text:style-name="P32" text:outline-level="2">Lot n°2 : Cœur de réseau</text:h>
            </text:list-item>
          </text:list>
        </text:list-item>
      </text:list>
      <text:h text:style-name="P23" text:outline-level="3">Objet </text:h>
      <text:p text:style-name="P11"><text:bookmark-start text:name="__DdeLink__660_3942284516"/>Ce lot comprend les prestations suivantes : </text:p>
      <text:list xml:id="list2705785593" text:style-name="WWNum17">
        <text:list-item>
          <text:p text:style-name="P45">La fourniture et l'installation des commutateurs pour la téléphonie IP. </text:p>
        </text:list-item>
        <text:list-item>
          <text:p text:style-name="P48"><text:span text:style-name="T12">Le raccordement au LAN et reconfiguration du cœur de réseau pour obtenir un réseau convergent et ainsi </text:span>répondre aux besoins en téléphonie IP<text:bookmark-end text:name="__DdeLink__660_3942284516"/></text:p>
        </text:list-item>
      </text:list>
      <text:h text:style-name="P17" text:outline-level="3">Prestations attendues : </text:h>
      <text:p text:style-name="P9"><text:bookmark-start text:name="__DdeLink__662_3942284516"/>Le prestataire prendra en charge le paramétrage de l’ensemble des équipements réseau, de manière à livrer une solution clé en main, conforme aux attentes du présent CCTP, permettant de garantir la qualité du service auprès des utilisateurs. <text:bookmark-end text:name="__DdeLink__662_3942284516"/></text:p>
      <text:h text:style-name="P19" text:outline-level="3">Fonctionnalités attendues </text:h>
      <text:p text:style-name="P9"><text:bookmark-start text:name="__DdeLink__669_3942284516"/>Le réseau local du client doit être un réseau numérique convergent, permettant d’acheminer des voix et données. </text:p>
      <text:p text:style-name="P9">Afin de garantir la qualité du service VoIP, les éléments actifs devront être capables de différencier les flux, et d’implémenter une classe de service voix. Les commutateurs devront donc disposer des fonctionnalités suivantes : </text:p>
      <text:list xml:id="list1604633061" text:style-name="L1">
        <text:list-item>
          <text:p text:style-name="P47">Gestion des VLAN </text:p>
        </text:list-item>
        <text:list-item>
          <text:p text:style-name="P47">Gestion de la QOS </text:p>
        </text:list-item>
      </text:list>
      <text:p text:style-name="P9"><text:s/><text:bookmark-end text:name="__DdeLink__669_3942284516"/></text:p>
      <text:list xml:id="list115520690512103" text:continue-list="list115519320980427" text:style-name="WWNum1">
        <text:list-item>
          <text:list>
            <text:list-item>
              <text:h text:style-name="P33" text:outline-level="2">Lot n°3 : Accès Internet / Interconnexion des sites </text:h>
            </text:list-item>
          </text:list>
        </text:list-item>
      </text:list>
      <text:h text:style-name="Heading_20_3" text:outline-level="3"><text:span text:style-name="T11"><text:s/></text:span><text:span text:style-name="T9">Objet </text:span></text:h>
      <text:p text:style-name="P15"><text:bookmark-start text:name="__DdeLink__671_3942284516"/>Ce lot comprend les prestations suivantes : </text:p>
      <text:list xml:id="list4236023156" text:style-name="L2">
        <text:list-item>
          <text:p text:style-name="P52">la construction et l’exploitation de l’accès à internet <text:bookmark-end text:name="__DdeLink__671_3942284516"/></text:p>
          <text:p text:style-name="P52"/>
        </text:list-item>
      </text:list>
      <text:h text:style-name="P24" text:outline-level="3">Descriptif technique et fonctionnel <text:bookmark-start text:name="__DdeLink__673_3942284516"/></text:h>
      <text:p text:style-name="P12">Les deux sites devront être interconnectés entre eux de manière sécurisée, afin d’acheminer du trafic voix (communications téléphoniques) et données (connexion aux serveurs distants, accès Internet). </text:p>
      <text:p text:style-name="P12">La technologie de raccordement devra permettre : </text:p>
      <text:list xml:id="list146119859" text:style-name="L3">
        <text:list-item>
          <text:p text:style-name="P49">De garantir un niveau de qualité de service pour les communications inter sites </text:p>
        </text:list-item>
        <text:list-item>
          <text:p text:style-name="P49"><text:soft-page-break/>D’implémenter au moins 3 classes de service, pour la gestion des flux Voix, métier et Internet, de bout en bout </text:p>
        </text:list-item>
      </text:list>
      <text:p text:style-name="P25"><text:bookmark-end text:name="__DdeLink__673_3942284516"/></text:p>
      <text:p text:style-name="P14">Ces travaux devront faire l'objet d'une certification et de la remise d'un cahier de recette à fin du chantier.</text:p>
      <text:list xml:id="list115519877833426" text:continue-list="list115520690512103" text:style-name="WWNum1">
        <text:list-item>
          <text:h text:style-name="P30" text:outline-level="1">Modalités d’élaboration et d’organisation de la mission</text:h>
          <text:list>
            <text:list-item>
              <text:h text:style-name="P34" text:outline-level="2">Le pilotage de la mission </text:h>
            </text:list-item>
          </text:list>
        </text:list-item>
      </text:list>
      <text:p text:style-name="P2">Le maître d’ouvrage de l’opération est la section SN<text:span text:style-name="T10">IR</text:span>, représentée par le professeur chargé de l’encadrement des étudiants.</text:p>
      <text:list xml:id="list115519929461682" text:continue-numbering="true" text:style-name="WWNum1">
        <text:list-item>
          <text:list>
            <text:list-item>
              <text:h text:style-name="P35" text:outline-level="2">Date de démarrage de l’opération et délais d’exécution</text:h>
            </text:list-item>
          </text:list>
        </text:list-item>
      </text:list>
      <text:p text:style-name="P2">La date pour la réalisation du plan d'action est fixée <text:span text:style-name="T14">en</text:span><text:span text:style-name="T3"> mai </text:span><text:s/>suivant le planning déterminé. La réalisation sera étalée sur la <text:span text:style-name="T3">semaine</text:span>. La recette est quant à elle fixée <text:span text:style-name="T14">en fin de</text:span> <text:span text:style-name="T3">semaine <text:s/></text:span><text:span text:style-name="T13">en fonction du planning.</text:span><text:span text:style-name="T3"> </text:span></text:p>
      <text:list xml:id="list115518786738146" text:continue-numbering="true" text:style-name="WWNum1">
        <text:list-item>
          <text:list>
            <text:list-item>
              <text:h text:style-name="P35" text:outline-level="2">Documents à remettre</text:h>
            </text:list-item>
          </text:list>
        </text:list-item>
      </text:list>
      <text:p text:style-name="Text_20_body">L’équipe prestataire s’engage à remettre au maître d'ouvrage un rapport d’exécution de la mission, dressant le bilan des installations : </text:p>
      <text:list xml:id="list1345759112" text:style-name="WWNum3">
        <text:list-item>
          <text:p text:style-name="P50">Le détail des matériels (nombre, modèle, spécifications).</text:p>
        </text:list-item>
        <text:list-item>
          <text:p text:style-name="P50">L’enchaînement des tâches à accomplir.</text:p>
        </text:list-item>
        <text:list-item>
          <text:p text:style-name="P51"><text:span text:style-name="T1">Le chiffrage de la prestation de mise en </text:span>œuvre.</text:p>
        </text:list-item>
        <text:list-item>
          <text:p text:style-name="P50">Un schéma de principe du système.</text:p>
        </text:list-item>
      </text:list>
      <text:p text:style-name="P56"/>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 svg:font-family="Mangal"/>
    <style:font-face style:name="Calibri5" svg:font-family="Calibri" style:font-family-generic="roman"/>
    <style:font-face style:name="Courier New" svg:font-family="'Courier New'" style:font-adornments="Normal" style:font-family-generic="modern" style:font-pitch="fixed"/>
    <style:font-face style:name="Calibri3" svg:font-family="Calibri" style:font-family-generic="roman" style:font-pitch="variable"/>
    <style:font-face style:name="Cambria" svg:font-family="Cambria" style:font-family-generic="roman" style:font-pitch="variable"/>
    <style:font-face style:name="Rockwell" svg:font-family="Rockwell" style:font-family-generic="roman" style:font-pitch="variable"/>
    <style:font-face style:name="Rockwell1" svg:font-family="Rockwell" style:font-adornments="Normal" style:font-family-generic="roman" style:font-pitch="variable"/>
    <style:font-face style:name="Tahoma1" svg:font-family="Tahoma" style:font-family-generic="roman" style:font-pitch="variable"/>
    <style:font-face style:name="Calibri" svg:font-family="Calibri" style:font-family-generic="swiss" style:font-pitch="variable"/>
    <style:font-face style:name="Calibri4" svg:font-family="Calibri" style:font-adornments="Gras" style:font-family-generic="swiss" style:font-pitch="variable"/>
    <style:font-face style:name="Calibri1" svg:font-family="Calibri" style:font-adornments="Italique"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Rockwell2" svg:font-family="Rockwel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Rockwell" fo:font-size="11pt" fo:language="fr" fo:country="FR" style:letter-kerning="true" style:font-name-asian="SimSun" style:font-size-asian="11pt" style:language-asian="zh" style:country-asian="TW" style:font-name-complex="Tahoma"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Rockwell" fo:font-size="11pt" fo:language="fr" fo:country="FR" style:letter-kerning="true" style:font-name-asian="SimSun" style:font-size-asian="11pt" style:language-asian="zh" style:country-asian="TW" style:font-name-complex="Tahoma" style:font-size-complex="11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341cm" fo:margin-right="0cm" fo:text-align="start" style:justify-single-word="false" fo:orphans="2" fo:widows="2" fo:hyphenation-ladder-count="no-limit" fo:text-indent="-0.63cm" style:auto-text-indent="false" style:writing-mode="lr-tb"/>
      <style:text-properties fo:color="#00000a" loext:opacity="100%" style:font-name="Rockwell" fo:font-family="Rockwell" style:font-family-generic="roman" style:font-pitch="variable" fo:font-size="11pt" fo:language="fr" fo:country="FR" style:font-name-asian="SimSun" style:font-family-asian="SimSun" style:font-family-generic-asian="system" style:font-pitch-asian="variable" style:font-size-asian="11pt" style:language-asian="zh" style:country-asian="TW" style:font-name-complex="Tahoma" style:font-family-complex="Tahoma" style:font-family-generic-complex="system" style:font-pitch-complex="variable" style:font-size-complex="11pt" style:language-complex="he" style:country-complex="I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padding="0.049cm" fo:border-left="none" fo:border-right="none" fo:border-top="none" fo:border-bottom="0.06pt solid #000080" style:shadow="non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cm" fo:margin-right="0cm" fo:margin-top="0.199cm" fo:margin-bottom="0.199cm" style:contextual-spacing="false" fo:line-height="100%" fo:text-align="justify" style:justify-single-word="false" fo:text-indent="0cm" style:auto-text-indent="false"/>
      <style:text-properties style:font-name="Calibri3" fo:font-family="Calibri" style:font-family-generic="roman" style:font-pitch="variable"/>
    </style:style>
    <style:style style:name="List" style:family="paragraph" style:parent-style-name="Text_20_body" style:default-outline-level="" style:class="list">
      <style:text-properties style:font-size-asian="12pt" style:font-name-complex="Mangal" style:font-family-complex="Mangal"/>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004586" loext:opacity="100%" style:font-name="Calibri4" fo:font-family="Calibri" style:font-style-name="Gras" style:font-family-generic="swiss" style:font-pitch="variable" fo:font-size="14pt" fo:font-weight="bold"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1.752cm" fo:margin-right="0cm" fo:margin-top="0.353cm" fo:margin-bottom="0cm" style:contextual-spacing="false" fo:keep-together="always" fo:text-indent="-0.63cm" style:auto-text-indent="false" fo:keep-with-next="always"/>
      <style:text-properties fo:color="#004586" loext:opacity="100%" style:font-name="Calibri4" fo:font-family="Calibri" style:font-style-name="Gras" style:font-family-generic="swiss" style:font-pitch="variable" fo:font-size="12pt" fo:font-weight="bold" style:font-size-asian="13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000000" loext:opacity="100%" style:font-name="Calibri3" fo:font-family="Calibri" style:font-family-generic="roman" style:font-pitch="variable" fo:font-weight="bold"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style:contextual-spacing="false" fo:keep-together="always" fo:keep-with-next="always"/>
      <style:text-properties fo:color="#72a376" loext:opacity="100%" style:font-name="Rockwell" fo:font-family="Rockwell" style:font-family-generic="roman" style:font-pitch="variable" fo:font-style="italic" fo:font-weight="bold" style:font-style-asian="italic" style:font-weight-asian="bold" style:font-name-complex="Tahoma"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style:contextual-spacing="false" fo:keep-together="always" fo:keep-with-next="always"/>
      <style:text-properties fo:color="#365338" loext:opacity="100%" style:font-name="Rockwell" fo:font-family="Rockwell" style:font-family-generic="roman" style:font-pitch="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style:contextual-spacing="false" fo:keep-together="always" fo:keep-with-next="always"/>
      <style:text-properties fo:color="#365338" loext:opacity="100%" style:font-name="Rockwell" fo:font-family="Rockwell" style:font-family-generic="roman" style:font-pitch="variable" fo:font-style="italic"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style:contextual-spacing="false" fo:keep-together="always" fo:keep-with-next="always"/>
      <style:text-properties fo:color="#404040" loext:opacity="100%" style:font-name="Rockwell" fo:font-family="Rockwell" style:font-family-generic="roman" style:font-pitch="variable" fo:font-style="italic"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style:contextual-spacing="false" fo:keep-together="always" fo:keep-with-next="always"/>
      <style:text-properties fo:color="#404040" loext:opacity="100%" style:font-name="Rockwell" fo:font-family="Rockwell" style:font-family-generic="roman" style:font-pitch="variable" fo:font-size="10pt" style:font-size-asian="10pt" style:font-name-complex="Tahoma"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style:contextual-spacing="false" fo:keep-together="always" fo:keep-with-next="always"/>
      <style:text-properties fo:color="#404040" loext:opacity="100%" style:font-name="Rockwell" fo:font-family="Rockwell" style:font-family-generic="roman" style:font-pitch="variable" fo:font-size="10pt" fo:font-style="italic" style:font-size-asian="10pt" style:font-style-asian="italic" style:font-name-complex="Tahoma" style:font-family-complex="Tahoma" style:font-family-generic-complex="system" style:font-pitch-complex="variable" style:font-size-complex="10pt" style:font-style-complex="italic"/>
    </style:style>
    <style:style style:name="Title" style:family="paragraph" style:parent-style-name="Standard" style:next-style-name="Standard" style:default-outline-level="" style:class="chapter">
      <style:paragraph-properties fo:margin-top="0cm" fo:margin-bottom="0.529cm" style:contextual-spacing="false" fo:text-align="start" style:justify-single-word="false" fo:padding-left="0cm" fo:padding-right="0cm" fo:padding-top="0cm" fo:padding-bottom="0.141cm" fo:border-left="none" fo:border-right="none" fo:border-top="none" fo:border-bottom="0.99pt solid #72a376"/>
      <style:text-properties fo:color="#004586" loext:opacity="100%" style:font-name="Calibri2" fo:font-family="Calibri" style:font-style-name="Normal" style:font-family-generic="swiss" style:font-pitch="variable" fo:font-size="26pt" fo:letter-spacing="0.009cm" style:font-size-asian="26pt" style:font-name-complex="Tahoma" style:font-family-complex="Tahoma"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left="1.341cm" fo:margin-right="0cm" fo:text-align="start" style:justify-single-word="false" fo:text-indent="-0.63cm" style:auto-text-indent="false"/>
      <style:text-properties fo:color="#004586" loext:opacity="100%" style:font-name="Calibri1" fo:font-family="Calibri" style:font-style-name="Italique" style:font-family-generic="swiss" style:font-pitch="variable" fo:font-size="12pt" fo:letter-spacing="0.026cm" fo:font-style="italic" style:font-size-asian="12pt" style:font-style-asian="italic" style:font-name-complex="Tahoma" style:font-family-complex="Tahoma"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2.27cm" fo:margin-right="0cm" fo:margin-top="0cm" fo:margin-bottom="0cm" style:contextual-spacing="false" fo:text-align="justify" style:justify-single-word="false" fo:text-indent="-0.633cm" style:auto-text-indent="false"/>
      <style:text-properties style:font-name="Calibri3" fo:font-family="Calibri" style:font-family-generic="roman" style:font-pitch="variable"/>
    </style:style>
    <style:style style:name="Default" style:family="paragraph" style:default-outline-level="">
      <style:paragraph-properties fo:margin-left="0cm" fo:margin-right="0cm" fo:text-align="start" style:justify-single-word="false" fo:orphans="2" fo:widows="2" fo:hyphenation-ladder-count="no-limit" fo:text-indent="0cm" style:auto-text-indent="false" style:writing-mode="lr-tb"/>
      <style:text-properties fo:color="#000000" loext:opacity="100%" style:font-name="Cambria" fo:font-family="Cambria" style:font-family-generic="roman" style:font-pitch="variable" fo:font-size="12pt" fo:language="fr" fo:country="FR" style:font-name-asian="SimSun" style:font-family-asian="SimSun" style:font-family-generic-asian="system" style:font-pitch-asian="variable" style:font-size-asian="12pt" style:language-asian="zh" style:country-asian="TW"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style:style>
    <style:style style:name="Balloon_20_Text" style:display-name="Balloon Text" style:family="paragraph" style:parent-style-name="Standard" style:default-outline-level="">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alibri2" fo:font-family="Calibri" style:font-style-name="Normal" style:font-family-generic="swiss" style:font-pitch="variable"/>
    </style:style>
    <style:style style:name="Quotations" style:family="paragraph" style:parent-style-name="Standard" style:default-outline-level="" style:class="html"/>
    <style:style style:name="Sans_20_nom1" style:display-name="Sans nom1" style:family="paragraph" style:parent-style-name="Heading_20_3" style:default-outline-level=""/>
    <style:style style:name="Default_20_Paragraph_20_Font" style:display-name="Default Paragraph Font" style:family="text"/>
    <style:style style:name="Titre_20_1_20_Car" style:display-name="Titre 1 Car" style:family="text" style:parent-style-name="Default_20_Paragraph_20_Font">
      <style:text-properties fo:color="#527d55" loext:opacity="100%" style:font-name="Rockwell" fo:font-family="Rockwell" style:font-family-generic="roman" style:font-pitch="variable" fo:font-size="14pt" fo:font-weight="bold" style:font-size-asian="14pt" style:font-weight-asian="bold" style:font-name-complex="Tahoma" style:font-family-complex="Tahoma" style:font-family-generic-complex="system" style:font-pitch-complex="variable" style:font-size-complex="14pt" style:font-weight-complex="bold"/>
    </style:style>
    <style:style style:name="Titre_20_Car" style:display-name="Titre Car" style:family="text" style:parent-style-name="Default_20_Paragraph_20_Font">
      <style:text-properties fo:color="#4d4f3f" loext:opacity="100%" style:font-name="Rockwell" fo:font-family="Rockwell" style:font-family-generic="roman" style:font-pitch="variable" fo:font-size="26pt" fo:letter-spacing="0.009cm" style:font-size-asian="26pt" style:font-name-complex="Tahoma" style:font-family-complex="Tahoma" style:font-family-generic-complex="system" style:font-pitch-complex="variable" style:font-size-complex="26pt"/>
    </style:style>
    <style:style style:name="Titre_20_2_20_Car" style:display-name="Titre 2 Car" style:family="text" style:parent-style-name="Default_20_Paragraph_20_Font">
      <style:text-properties fo:color="#72a376" loext:opacity="100%" style:font-name="Rockwell" fo:font-family="Rockwell" style:font-family-generic="roman" style:font-pitch="variable" fo:font-size="13pt" fo:font-weight="bold" style:font-size-asian="13pt" style:font-weight-asian="bold" style:font-name-complex="Tahoma" style:font-family-complex="Tahoma" style:font-family-generic-complex="system" style:font-pitch-complex="variable" style:font-size-complex="14pt" style:font-weight-complex="bold"/>
    </style:style>
    <style:style style:name="Titre_20_3_20_Car" style:display-name="Titre 3 Car" style:family="text" style:parent-style-name="Default_20_Paragraph_20_Font">
      <style:text-properties fo:color="#72a376" loext:opacity="100%" style:font-name="Rockwell" fo:font-family="Rockwell" style:font-family-generic="roman" style:font-pitch="variable" fo:font-weight="bold" style:font-weight-asian="bold" style:font-name-complex="Tahoma" style:font-family-complex="Tahoma" style:font-family-generic-complex="system" style:font-pitch-complex="variable" style:font-weight-complex="bold"/>
    </style:style>
    <style:style style:name="Titre_20_4_20_Car" style:display-name="Titre 4 Car" style:family="text" style:parent-style-name="Default_20_Paragraph_20_Font">
      <style:text-properties fo:color="#72a376" loext:opacity="100%" style:font-name="Rockwell" fo:font-family="Rockwell" style:font-family-generic="roman" style:font-pitch="variable" fo:font-style="italic" fo:font-weight="bold" style:font-style-asian="italic" style:font-weight-asian="bold" style:font-name-complex="Tahoma" style:font-family-complex="Tahoma" style:font-family-generic-complex="system" style:font-pitch-complex="variable" style:font-style-complex="italic" style:font-weight-complex="bold"/>
    </style:style>
    <style:style style:name="Titre_20_5_20_Car" style:display-name="Titre 5 Car" style:family="text" style:parent-style-name="Default_20_Paragraph_20_Font">
      <style:text-properties fo:color="#365338" loext:opacity="100%" style:font-name="Rockwell" fo:font-family="Rockwell" style:font-family-generic="roman" style:font-pitch="variable" style:font-name-complex="Tahoma" style:font-family-complex="Tahoma" style:font-family-generic-complex="system" style:font-pitch-complex="variable"/>
    </style:style>
    <style:style style:name="Titre_20_6_20_Car" style:display-name="Titre 6 Car" style:family="text" style:parent-style-name="Default_20_Paragraph_20_Font">
      <style:text-properties fo:color="#365338" loext:opacity="100%" style:font-name="Rockwell" fo:font-family="Rockwell" style:font-family-generic="roman" style:font-pitch="variable" fo:font-style="italic" style:font-style-asian="italic" style:font-name-complex="Tahoma" style:font-family-complex="Tahoma" style:font-family-generic-complex="system" style:font-pitch-complex="variable" style:font-style-complex="italic"/>
    </style:style>
    <style:style style:name="Titre_20_7_20_Car" style:display-name="Titre 7 Car" style:family="text" style:parent-style-name="Default_20_Paragraph_20_Font">
      <style:text-properties fo:color="#404040" loext:opacity="100%" style:font-name="Rockwell" fo:font-family="Rockwell" style:font-family-generic="roman" style:font-pitch="variable" fo:font-style="italic" style:font-style-asian="italic" style:font-name-complex="Tahoma" style:font-family-complex="Tahoma" style:font-family-generic-complex="system" style:font-pitch-complex="variable" style:font-style-complex="italic"/>
    </style:style>
    <style:style style:name="Titre_20_8_20_Car" style:display-name="Titre 8 Car" style:family="text" style:parent-style-name="Default_20_Paragraph_20_Font">
      <style:text-properties fo:color="#404040" loext:opacity="100%" style:font-name="Rockwell" fo:font-family="Rockwell" style:font-family-generic="roman" style:font-pitch="variable" fo:font-size="10pt" style:font-size-asian="10pt" style:font-name-complex="Tahoma" style:font-family-complex="Tahoma" style:font-family-generic-complex="system" style:font-pitch-complex="variable" style:font-size-complex="10pt"/>
    </style:style>
    <style:style style:name="Titre_20_9_20_Car" style:display-name="Titre 9 Car" style:family="text" style:parent-style-name="Default_20_Paragraph_20_Font">
      <style:text-properties fo:color="#404040" loext:opacity="100%" style:font-name="Rockwell" fo:font-family="Rockwell" style:font-family-generic="roman" style:font-pitch="variable" fo:font-size="10pt" fo:font-style="italic" style:font-size-asian="10pt" style:font-style-asian="italic" style:font-name-complex="Tahoma" style:font-family-complex="Tahoma" style:font-family-generic-complex="system" style:font-pitch-complex="variable" style:font-size-complex="10pt" style:font-style-complex="italic"/>
    </style:style>
    <style:style style:name="Sous-titre_20_Car" style:display-name="Sous-titre Car" style:family="text" style:parent-style-name="Default_20_Paragraph_20_Font">
      <style:text-properties fo:color="#72a376" loext:opacity="100%" style:font-name="Rockwell" fo:font-family="Rockwell" style:font-family-generic="roman" style:font-pitch="variable" fo:font-size="12pt" fo:letter-spacing="0.026cm" fo:font-style="italic" style:font-size-asian="12pt" style:font-style-asian="italic" style:font-name-complex="Tahoma" style:font-family-complex="Tahoma" style:font-family-generic-complex="system" style:font-pitch-complex="variable" style:font-size-complex="12pt" style:font-style-complex="italic"/>
    </style:style>
    <style:style style:name="Texte_20_de_20_bulles_20_Car" style:display-name="Texte de bulles Car" style:family="text" style:parent-style-name="Default_20_Paragraph_20_Font">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Tahoma" style:font-family-complex="Tahoma"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Rockwell2" style:font-family-complex="Rockwel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Rockwell2" style:font-family-complex="Rockwel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Rockwell2" style:font-family-complex="Rockwel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Rockwell2" style:font-family-complex="Rockwel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7" style:num-suffix=""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ListLabel_20_19" style:num-suffix=""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ListLabel_20_19" style:num-suffix=""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ListLabel_20_17" style:num-suffix=""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ListLabel_20_19" style:num-suffix=""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7" style:num-suffix=""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3.29cm"/>
        </style:list-level-properties>
        <style:text-properties style:font-name="Rockwell1"/>
      </text:list-level-style-bullet>
      <text:list-level-style-bullet text:level="3" text:style-name="ListLabel_20_19" style:num-suffix=""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ListLabel_20_19" style:num-suffix=""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ListLabel_20_17" style:num-suffix=""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ListLabel_20_19" style:num-suffix=""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7" style:num-suffix="" text:bullet-char="">
        <style:list-level-properties text:list-level-position-and-space-mode="label-alignment">
          <style:list-level-label-alignment text:label-followed-by="listtab" text:list-tab-stop-position="2.02cm" fo:text-indent="-0.635cm" fo:margin-left="2.02cm"/>
        </style:list-level-properties>
        <style:text-properties style:font-name="Symbol"/>
      </text:list-level-style-bullet>
      <text:list-level-style-bullet text:level="2" text:style-name="ListLabel_20_21" style:num-suffix="◦" text:bullet-char="◦">
        <style:list-level-properties text:list-level-position-and-space-mode="label-alignment">
          <style:list-level-label-alignment text:label-followed-by="listtab" text:list-tab-stop-position="2.655cm" fo:text-indent="-0.635cm" fo:margin-left="2.65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3.29cm" fo:text-indent="-0.635cm" fo:margin-left="3.29cm"/>
        </style:list-level-properties>
        <style:text-properties style:font-name="OpenSymbol1"/>
      </text:list-level-style-bullet>
      <text:list-level-style-bullet text:level="4" text:style-name="ListLabel_20_17" style:num-suffix="" text:bullet-char="">
        <style:list-level-properties text:list-level-position-and-space-mode="label-alignment">
          <style:list-level-label-alignment text:label-followed-by="listtab" text:list-tab-stop-position="3.925cm" fo:text-indent="-0.635cm" fo:margin-left="3.925cm"/>
        </style:list-level-properties>
        <style:text-properties style:font-name="Symbol"/>
      </text:list-level-style-bullet>
      <text:list-level-style-bullet text:level="5" text:style-name="ListLabel_20_21" style:num-suffix="◦" text:bullet-char="◦">
        <style:list-level-properties text:list-level-position-and-space-mode="label-alignment">
          <style:list-level-label-alignment text:label-followed-by="listtab" text:list-tab-stop-position="4.56cm" fo:text-indent="-0.635cm" fo:margin-left="4.56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text:list-tab-stop-position="5.195cm" fo:text-indent="-0.635cm" fo:margin-left="5.195cm"/>
        </style:list-level-properties>
        <style:text-properties style:font-name="OpenSymbol1"/>
      </text:list-level-style-bullet>
      <text:list-level-style-bullet text:level="7" text:style-name="ListLabel_20_17" style:num-suffix="" text:bullet-char="">
        <style:list-level-properties text:list-level-position-and-space-mode="label-alignment">
          <style:list-level-label-alignment text:label-followed-by="listtab" text:list-tab-stop-position="5.83cm" fo:text-indent="-0.635cm" fo:margin-left="5.83cm"/>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6.465cm" fo:text-indent="-0.635cm" fo:margin-left="6.465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text:list-tab-stop-position="7.1cm" fo:text-indent="-0.635cm" fo:margin-left="7.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7" style:num-suffix="" text:bullet-char="">
        <style:list-level-properties text:list-level-position-and-space-mode="label-alignment">
          <style:list-level-label-alignment text:label-followed-by="listtab" text:list-tab-stop-position="2.02cm" fo:text-indent="-0.635cm" fo:margin-left="2.02cm"/>
        </style:list-level-properties>
        <style:text-properties style:font-name="Symbol"/>
      </text:list-level-style-bullet>
      <text:list-level-style-bullet text:level="2" text:style-name="ListLabel_20_21" style:num-suffix="◦" text:bullet-char="◦">
        <style:list-level-properties text:list-level-position-and-space-mode="label-alignment">
          <style:list-level-label-alignment text:label-followed-by="listtab" text:list-tab-stop-position="2.655cm" fo:text-indent="-0.635cm" fo:margin-left="2.65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3.29cm" fo:text-indent="-0.635cm" fo:margin-left="3.29cm"/>
        </style:list-level-properties>
        <style:text-properties style:font-name="OpenSymbol1"/>
      </text:list-level-style-bullet>
      <text:list-level-style-bullet text:level="4" text:style-name="ListLabel_20_17" style:num-suffix="" text:bullet-char="">
        <style:list-level-properties text:list-level-position-and-space-mode="label-alignment">
          <style:list-level-label-alignment text:label-followed-by="listtab" text:list-tab-stop-position="3.925cm" fo:text-indent="-0.635cm" fo:margin-left="3.925cm"/>
        </style:list-level-properties>
        <style:text-properties style:font-name="Symbol"/>
      </text:list-level-style-bullet>
      <text:list-level-style-bullet text:level="5" text:style-name="ListLabel_20_21" style:num-suffix="◦" text:bullet-char="◦">
        <style:list-level-properties text:list-level-position-and-space-mode="label-alignment">
          <style:list-level-label-alignment text:label-followed-by="listtab" text:list-tab-stop-position="4.56cm" fo:text-indent="-0.635cm" fo:margin-left="4.56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text:list-tab-stop-position="5.195cm" fo:text-indent="-0.635cm" fo:margin-left="5.195cm"/>
        </style:list-level-properties>
        <style:text-properties style:font-name="OpenSymbol1"/>
      </text:list-level-style-bullet>
      <text:list-level-style-bullet text:level="7" text:style-name="ListLabel_20_17" style:num-suffix="" text:bullet-char="">
        <style:list-level-properties text:list-level-position-and-space-mode="label-alignment">
          <style:list-level-label-alignment text:label-followed-by="listtab" text:list-tab-stop-position="5.83cm" fo:text-indent="-0.635cm" fo:margin-left="5.83cm"/>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6.465cm" fo:text-indent="-0.635cm" fo:margin-left="6.465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text:list-tab-stop-position="7.1cm" fo:text-indent="-0.635cm" fo:margin-left="7.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7" style:num-suffix="" text:bullet-char="">
        <style:list-level-properties text:list-level-position-and-space-mode="label-alignment">
          <style:list-level-label-alignment text:label-followed-by="listtab" text:list-tab-stop-position="2.02cm" fo:text-indent="-0.635cm" fo:margin-left="2.02cm"/>
        </style:list-level-properties>
        <style:text-properties style:font-name="Symbol"/>
      </text:list-level-style-bullet>
      <text:list-level-style-bullet text:level="2" text:style-name="ListLabel_20_21" style:num-suffix="◦" text:bullet-char="◦">
        <style:list-level-properties text:list-level-position-and-space-mode="label-alignment">
          <style:list-level-label-alignment text:label-followed-by="listtab" text:list-tab-stop-position="2.655cm" fo:text-indent="-0.635cm" fo:margin-left="2.65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3.29cm" fo:text-indent="-0.635cm" fo:margin-left="3.29cm"/>
        </style:list-level-properties>
        <style:text-properties style:font-name="OpenSymbol1"/>
      </text:list-level-style-bullet>
      <text:list-level-style-bullet text:level="4" text:style-name="ListLabel_20_17" style:num-suffix="" text:bullet-char="">
        <style:list-level-properties text:list-level-position-and-space-mode="label-alignment">
          <style:list-level-label-alignment text:label-followed-by="listtab" text:list-tab-stop-position="3.925cm" fo:text-indent="-0.635cm" fo:margin-left="3.925cm"/>
        </style:list-level-properties>
        <style:text-properties style:font-name="Symbol"/>
      </text:list-level-style-bullet>
      <text:list-level-style-bullet text:level="5" text:style-name="ListLabel_20_21" style:num-suffix="◦" text:bullet-char="◦">
        <style:list-level-properties text:list-level-position-and-space-mode="label-alignment">
          <style:list-level-label-alignment text:label-followed-by="listtab" text:list-tab-stop-position="4.56cm" fo:text-indent="-0.635cm" fo:margin-left="4.56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text:list-tab-stop-position="5.195cm" fo:text-indent="-0.635cm" fo:margin-left="5.195cm"/>
        </style:list-level-properties>
        <style:text-properties style:font-name="OpenSymbol1"/>
      </text:list-level-style-bullet>
      <text:list-level-style-bullet text:level="7" text:style-name="ListLabel_20_17" style:num-suffix="" text:bullet-char="">
        <style:list-level-properties text:list-level-position-and-space-mode="label-alignment">
          <style:list-level-label-alignment text:label-followed-by="listtab" text:list-tab-stop-position="5.83cm" fo:text-indent="-0.635cm" fo:margin-left="5.83cm"/>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6.465cm" fo:text-indent="-0.635cm" fo:margin-left="6.465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text:list-tab-stop-position="7.1cm" fo:text-indent="-0.635cm" fo:margin-left="7.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 style:num-suffix="" text:bullet-char="">
        <style:list-level-properties text:list-level-position-and-space-mode="label-alignment">
          <style:list-level-label-alignment text:label-followed-by="listtab" text:list-tab-stop-position="2.02cm" fo:text-indent="-0.635cm" fo:margin-left="2.02cm"/>
        </style:list-level-properties>
        <style:text-properties style:font-name="Symbol"/>
      </text:list-level-style-bullet>
      <text:list-level-style-bullet text:level="2" text:style-name="ListLabel_20_21" style:num-suffix="◦" text:bullet-char="◦">
        <style:list-level-properties text:list-level-position-and-space-mode="label-alignment">
          <style:list-level-label-alignment text:label-followed-by="listtab" text:list-tab-stop-position="2.655cm" fo:text-indent="-0.635cm" fo:margin-left="2.65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3.29cm" fo:text-indent="-0.635cm" fo:margin-left="3.29cm"/>
        </style:list-level-properties>
        <style:text-properties style:font-name="OpenSymbol1"/>
      </text:list-level-style-bullet>
      <text:list-level-style-bullet text:level="4" text:style-name="ListLabel_20_17" style:num-suffix="" text:bullet-char="">
        <style:list-level-properties text:list-level-position-and-space-mode="label-alignment">
          <style:list-level-label-alignment text:label-followed-by="listtab" text:list-tab-stop-position="3.925cm" fo:text-indent="-0.635cm" fo:margin-left="3.925cm"/>
        </style:list-level-properties>
        <style:text-properties style:font-name="Symbol"/>
      </text:list-level-style-bullet>
      <text:list-level-style-bullet text:level="5" text:style-name="ListLabel_20_21" style:num-suffix="◦" text:bullet-char="◦">
        <style:list-level-properties text:list-level-position-and-space-mode="label-alignment">
          <style:list-level-label-alignment text:label-followed-by="listtab" text:list-tab-stop-position="4.56cm" fo:text-indent="-0.635cm" fo:margin-left="4.56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text:list-tab-stop-position="5.195cm" fo:text-indent="-0.635cm" fo:margin-left="5.195cm"/>
        </style:list-level-properties>
        <style:text-properties style:font-name="OpenSymbol1"/>
      </text:list-level-style-bullet>
      <text:list-level-style-bullet text:level="7" text:style-name="ListLabel_20_17" style:num-suffix="" text:bullet-char="">
        <style:list-level-properties text:list-level-position-and-space-mode="label-alignment">
          <style:list-level-label-alignment text:label-followed-by="listtab" text:list-tab-stop-position="5.83cm" fo:text-indent="-0.635cm" fo:margin-left="5.83cm"/>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6.465cm" fo:text-indent="-0.635cm" fo:margin-left="6.465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text:list-tab-stop-position="7.1cm" fo:text-indent="-0.635cm" fo:margin-left="7.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7"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ListLabel_20_21" style:num-suffix="◦" text:bullet-char="◦">
        <style:list-level-properties text:list-level-position-and-space-mode="label-alignment">
          <style:list-level-label-alignment text:label-followed-by="listtab" text:list-tab-stop-position="2.905cm" fo:text-indent="-0.635cm" fo:margin-left="2.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3.54cm" fo:text-indent="-0.635cm" fo:margin-left="3.54cm"/>
        </style:list-level-properties>
        <style:text-properties style:font-name="OpenSymbol1"/>
      </text:list-level-style-bullet>
      <text:list-level-style-bullet text:level="4" text:style-name="ListLabel_20_17" style:num-suffix="" text:bullet-char="">
        <style:list-level-properties text:list-level-position-and-space-mode="label-alignment">
          <style:list-level-label-alignment text:label-followed-by="listtab" text:list-tab-stop-position="4.175cm" fo:text-indent="-0.635cm" fo:margin-left="4.175cm"/>
        </style:list-level-properties>
        <style:text-properties style:font-name="Symbol"/>
      </text:list-level-style-bullet>
      <text:list-level-style-bullet text:level="5" text:style-name="ListLabel_20_21"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text:list-tab-stop-position="5.445cm" fo:text-indent="-0.635cm" fo:margin-left="5.445cm"/>
        </style:list-level-properties>
        <style:text-properties style:font-name="OpenSymbol1"/>
      </text:list-level-style-bullet>
      <text:list-level-style-bullet text:level="7" text:style-name="ListLabel_20_17"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6.715cm" fo:text-indent="-0.635cm" fo:margin-left="6.715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text:list-tab-stop-position="7.35cm" fo:text-indent="-0.635cm" fo:margin-left="7.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7"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ListLabel_20_21" style:num-suffix="◦" text:bullet-char="◦">
        <style:list-level-properties text:list-level-position-and-space-mode="label-alignment">
          <style:list-level-label-alignment text:label-followed-by="listtab" text:list-tab-stop-position="2.905cm" fo:text-indent="-0.635cm" fo:margin-left="2.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3.54cm" fo:text-indent="-0.635cm" fo:margin-left="3.54cm"/>
        </style:list-level-properties>
        <style:text-properties style:font-name="OpenSymbol1"/>
      </text:list-level-style-bullet>
      <text:list-level-style-bullet text:level="4" text:style-name="ListLabel_20_17" style:num-suffix="" text:bullet-char="">
        <style:list-level-properties text:list-level-position-and-space-mode="label-alignment">
          <style:list-level-label-alignment text:label-followed-by="listtab" text:list-tab-stop-position="4.175cm" fo:text-indent="-0.635cm" fo:margin-left="4.175cm"/>
        </style:list-level-properties>
        <style:text-properties style:font-name="Symbol"/>
      </text:list-level-style-bullet>
      <text:list-level-style-bullet text:level="5" text:style-name="ListLabel_20_21"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text:list-tab-stop-position="5.445cm" fo:text-indent="-0.635cm" fo:margin-left="5.445cm"/>
        </style:list-level-properties>
        <style:text-properties style:font-name="OpenSymbol1"/>
      </text:list-level-style-bullet>
      <text:list-level-style-bullet text:level="7" text:style-name="ListLabel_20_17"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6.715cm" fo:text-indent="-0.635cm" fo:margin-left="6.715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text:list-tab-stop-position="7.35cm" fo:text-indent="-0.635cm" fo:margin-left="7.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7" style:num-suffix="" text:bullet-char="">
        <style:list-level-properties text:list-level-position-and-space-mode="label-alignment">
          <style:list-level-label-alignment text:label-followed-by="listtab" text:list-tab-stop-position="2.907cm" fo:text-indent="-0.635cm" fo:margin-left="2.907cm"/>
        </style:list-level-properties>
        <style:text-properties style:font-name="Symbol"/>
      </text:list-level-style-bullet>
      <text:list-level-style-bullet text:level="2" text:style-name="ListLabel_20_21" style:num-suffix="◦" text:bullet-char="◦">
        <style:list-level-properties text:list-level-position-and-space-mode="label-alignment">
          <style:list-level-label-alignment text:label-followed-by="listtab" text:list-tab-stop-position="3.542cm" fo:text-indent="-0.635cm" fo:margin-left="3.542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4.177cm" fo:text-indent="-0.635cm" fo:margin-left="4.177cm"/>
        </style:list-level-properties>
        <style:text-properties style:font-name="OpenSymbol1"/>
      </text:list-level-style-bullet>
      <text:list-level-style-bullet text:level="4" text:style-name="ListLabel_20_17" style:num-suffix="" text:bullet-char="">
        <style:list-level-properties text:list-level-position-and-space-mode="label-alignment">
          <style:list-level-label-alignment text:label-followed-by="listtab" text:list-tab-stop-position="4.812cm" fo:text-indent="-0.635cm" fo:margin-left="4.812cm"/>
        </style:list-level-properties>
        <style:text-properties style:font-name="Symbol"/>
      </text:list-level-style-bullet>
      <text:list-level-style-bullet text:level="5" text:style-name="ListLabel_20_21" style:num-suffix="◦" text:bullet-char="◦">
        <style:list-level-properties text:list-level-position-and-space-mode="label-alignment">
          <style:list-level-label-alignment text:label-followed-by="listtab" text:list-tab-stop-position="5.447cm" fo:text-indent="-0.635cm" fo:margin-left="5.447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text:list-tab-stop-position="6.082cm" fo:text-indent="-0.635cm" fo:margin-left="6.082cm"/>
        </style:list-level-properties>
        <style:text-properties style:font-name="OpenSymbol1"/>
      </text:list-level-style-bullet>
      <text:list-level-style-bullet text:level="7" text:style-name="ListLabel_20_17" style:num-suffix="" text:bullet-char="">
        <style:list-level-properties text:list-level-position-and-space-mode="label-alignment">
          <style:list-level-label-alignment text:label-followed-by="listtab" text:list-tab-stop-position="6.717cm" fo:text-indent="-0.635cm" fo:margin-left="6.717cm"/>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7.352cm" fo:text-indent="-0.635cm" fo:margin-left="7.352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text:list-tab-stop-position="7.987cm" fo:text-indent="-0.635cm" fo:margin-left="7.98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7" style:num-suffix="" text:bullet-char="">
        <style:list-level-properties text:list-level-position-and-space-mode="label-alignment">
          <style:list-level-label-alignment text:label-followed-by="listtab" text:list-tab-stop-position="2.907cm" fo:text-indent="-0.635cm" fo:margin-left="2.907cm"/>
        </style:list-level-properties>
        <style:text-properties style:font-name="Symbol"/>
      </text:list-level-style-bullet>
      <text:list-level-style-bullet text:level="2" text:style-name="ListLabel_20_21" style:num-suffix="◦" text:bullet-char="◦">
        <style:list-level-properties text:list-level-position-and-space-mode="label-alignment">
          <style:list-level-label-alignment text:label-followed-by="listtab" text:list-tab-stop-position="3.542cm" fo:text-indent="-0.635cm" fo:margin-left="3.542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4.177cm" fo:text-indent="-0.635cm" fo:margin-left="4.177cm"/>
        </style:list-level-properties>
        <style:text-properties style:font-name="OpenSymbol1"/>
      </text:list-level-style-bullet>
      <text:list-level-style-bullet text:level="4" text:style-name="ListLabel_20_17" style:num-suffix="" text:bullet-char="">
        <style:list-level-properties text:list-level-position-and-space-mode="label-alignment">
          <style:list-level-label-alignment text:label-followed-by="listtab" text:list-tab-stop-position="4.812cm" fo:text-indent="-0.635cm" fo:margin-left="4.812cm"/>
        </style:list-level-properties>
        <style:text-properties style:font-name="Symbol"/>
      </text:list-level-style-bullet>
      <text:list-level-style-bullet text:level="5" text:style-name="ListLabel_20_21" style:num-suffix="◦" text:bullet-char="◦">
        <style:list-level-properties text:list-level-position-and-space-mode="label-alignment">
          <style:list-level-label-alignment text:label-followed-by="listtab" text:list-tab-stop-position="5.447cm" fo:text-indent="-0.635cm" fo:margin-left="5.447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text:list-tab-stop-position="6.082cm" fo:text-indent="-0.635cm" fo:margin-left="6.082cm"/>
        </style:list-level-properties>
        <style:text-properties style:font-name="OpenSymbol1"/>
      </text:list-level-style-bullet>
      <text:list-level-style-bullet text:level="7" text:style-name="ListLabel_20_17" style:num-suffix="" text:bullet-char="">
        <style:list-level-properties text:list-level-position-and-space-mode="label-alignment">
          <style:list-level-label-alignment text:label-followed-by="listtab" text:list-tab-stop-position="6.717cm" fo:text-indent="-0.635cm" fo:margin-left="6.717cm"/>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7.352cm" fo:text-indent="-0.635cm" fo:margin-left="7.352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text:list-tab-stop-position="7.987cm" fo:text-indent="-0.635cm" fo:margin-left="7.98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7" style:num-suffix="" text:bullet-char="">
        <style:list-level-properties text:list-level-position-and-space-mode="label-alignment">
          <style:list-level-label-alignment text:label-followed-by="listtab" text:list-tab-stop-position="2.907cm" fo:text-indent="-0.635cm" fo:margin-left="2.907cm"/>
        </style:list-level-properties>
        <style:text-properties style:font-name="Symbol"/>
      </text:list-level-style-bullet>
      <text:list-level-style-bullet text:level="2" text:style-name="ListLabel_20_21" style:num-suffix="◦" text:bullet-char="◦">
        <style:list-level-properties text:list-level-position-and-space-mode="label-alignment">
          <style:list-level-label-alignment text:label-followed-by="listtab" text:list-tab-stop-position="3.542cm" fo:text-indent="-0.635cm" fo:margin-left="3.542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4.177cm" fo:text-indent="-0.635cm" fo:margin-left="4.177cm"/>
        </style:list-level-properties>
        <style:text-properties style:font-name="OpenSymbol1"/>
      </text:list-level-style-bullet>
      <text:list-level-style-bullet text:level="4" text:style-name="ListLabel_20_17" style:num-suffix="" text:bullet-char="">
        <style:list-level-properties text:list-level-position-and-space-mode="label-alignment">
          <style:list-level-label-alignment text:label-followed-by="listtab" text:list-tab-stop-position="4.812cm" fo:text-indent="-0.635cm" fo:margin-left="4.812cm"/>
        </style:list-level-properties>
        <style:text-properties style:font-name="Symbol"/>
      </text:list-level-style-bullet>
      <text:list-level-style-bullet text:level="5" text:style-name="ListLabel_20_21" style:num-suffix="◦" text:bullet-char="◦">
        <style:list-level-properties text:list-level-position-and-space-mode="label-alignment">
          <style:list-level-label-alignment text:label-followed-by="listtab" text:list-tab-stop-position="5.447cm" fo:text-indent="-0.635cm" fo:margin-left="5.447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text:list-tab-stop-position="6.082cm" fo:text-indent="-0.635cm" fo:margin-left="6.082cm"/>
        </style:list-level-properties>
        <style:text-properties style:font-name="OpenSymbol1"/>
      </text:list-level-style-bullet>
      <text:list-level-style-bullet text:level="7" text:style-name="ListLabel_20_17" style:num-suffix="" text:bullet-char="">
        <style:list-level-properties text:list-level-position-and-space-mode="label-alignment">
          <style:list-level-label-alignment text:label-followed-by="listtab" text:list-tab-stop-position="6.717cm" fo:text-indent="-0.635cm" fo:margin-left="6.717cm"/>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7.352cm" fo:text-indent="-0.635cm" fo:margin-left="7.352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text:list-tab-stop-position="7.987cm" fo:text-indent="-0.635cm" fo:margin-left="7.98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7" style:num-suffix="" text:bullet-char="">
        <style:list-level-properties text:list-level-position-and-space-mode="label-alignment">
          <style:list-level-label-alignment text:label-followed-by="listtab" text:list-tab-stop-position="2.907cm" fo:text-indent="-0.635cm" fo:margin-left="2.907cm"/>
        </style:list-level-properties>
        <style:text-properties style:font-name="Symbol"/>
      </text:list-level-style-bullet>
      <text:list-level-style-bullet text:level="2" text:style-name="ListLabel_20_21" style:num-suffix="◦" text:bullet-char="◦">
        <style:list-level-properties text:list-level-position-and-space-mode="label-alignment">
          <style:list-level-label-alignment text:label-followed-by="listtab" text:list-tab-stop-position="3.542cm" fo:text-indent="-0.635cm" fo:margin-left="3.542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4.177cm" fo:text-indent="-0.635cm" fo:margin-left="4.177cm"/>
        </style:list-level-properties>
        <style:text-properties style:font-name="OpenSymbol1"/>
      </text:list-level-style-bullet>
      <text:list-level-style-bullet text:level="4" text:style-name="ListLabel_20_17" style:num-suffix="" text:bullet-char="">
        <style:list-level-properties text:list-level-position-and-space-mode="label-alignment">
          <style:list-level-label-alignment text:label-followed-by="listtab" text:list-tab-stop-position="4.812cm" fo:text-indent="-0.635cm" fo:margin-left="4.812cm"/>
        </style:list-level-properties>
        <style:text-properties style:font-name="Symbol"/>
      </text:list-level-style-bullet>
      <text:list-level-style-bullet text:level="5" text:style-name="ListLabel_20_21" style:num-suffix="◦" text:bullet-char="◦">
        <style:list-level-properties text:list-level-position-and-space-mode="label-alignment">
          <style:list-level-label-alignment text:label-followed-by="listtab" text:list-tab-stop-position="5.447cm" fo:text-indent="-0.635cm" fo:margin-left="5.447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text:list-tab-stop-position="6.082cm" fo:text-indent="-0.635cm" fo:margin-left="6.082cm"/>
        </style:list-level-properties>
        <style:text-properties style:font-name="OpenSymbol1"/>
      </text:list-level-style-bullet>
      <text:list-level-style-bullet text:level="7" text:style-name="ListLabel_20_17" style:num-suffix="" text:bullet-char="">
        <style:list-level-properties text:list-level-position-and-space-mode="label-alignment">
          <style:list-level-label-alignment text:label-followed-by="listtab" text:list-tab-stop-position="6.717cm" fo:text-indent="-0.635cm" fo:margin-left="6.717cm"/>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7.352cm" fo:text-indent="-0.635cm" fo:margin-left="7.352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text:list-tab-stop-position="7.987cm" fo:text-indent="-0.635cm" fo:margin-left="7.98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7" style:num-suffix="" text:bullet-char="">
        <style:list-level-properties text:list-level-position-and-space-mode="label-alignment">
          <style:list-level-label-alignment text:label-followed-by="listtab" text:list-tab-stop-position="2.907cm" fo:text-indent="-0.635cm" fo:margin-left="2.907cm"/>
        </style:list-level-properties>
        <style:text-properties style:font-name="Symbol"/>
      </text:list-level-style-bullet>
      <text:list-level-style-bullet text:level="2" text:style-name="ListLabel_20_21" style:num-suffix="◦" text:bullet-char="◦">
        <style:list-level-properties text:list-level-position-and-space-mode="label-alignment">
          <style:list-level-label-alignment text:label-followed-by="listtab" text:list-tab-stop-position="3.542cm" fo:text-indent="-0.635cm" fo:margin-left="3.542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4.177cm" fo:text-indent="-0.635cm" fo:margin-left="4.177cm"/>
        </style:list-level-properties>
        <style:text-properties style:font-name="OpenSymbol1"/>
      </text:list-level-style-bullet>
      <text:list-level-style-bullet text:level="4" text:style-name="ListLabel_20_17" style:num-suffix="" text:bullet-char="">
        <style:list-level-properties text:list-level-position-and-space-mode="label-alignment">
          <style:list-level-label-alignment text:label-followed-by="listtab" text:list-tab-stop-position="4.812cm" fo:text-indent="-0.635cm" fo:margin-left="4.812cm"/>
        </style:list-level-properties>
        <style:text-properties style:font-name="Symbol"/>
      </text:list-level-style-bullet>
      <text:list-level-style-bullet text:level="5" text:style-name="ListLabel_20_21" style:num-suffix="◦" text:bullet-char="◦">
        <style:list-level-properties text:list-level-position-and-space-mode="label-alignment">
          <style:list-level-label-alignment text:label-followed-by="listtab" text:list-tab-stop-position="5.447cm" fo:text-indent="-0.635cm" fo:margin-left="5.447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text:list-tab-stop-position="6.082cm" fo:text-indent="-0.635cm" fo:margin-left="6.082cm"/>
        </style:list-level-properties>
        <style:text-properties style:font-name="OpenSymbol1"/>
      </text:list-level-style-bullet>
      <text:list-level-style-bullet text:level="7" text:style-name="ListLabel_20_17" style:num-suffix="" text:bullet-char="">
        <style:list-level-properties text:list-level-position-and-space-mode="label-alignment">
          <style:list-level-label-alignment text:label-followed-by="listtab" text:list-tab-stop-position="6.717cm" fo:text-indent="-0.635cm" fo:margin-left="6.717cm"/>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7.352cm" fo:text-indent="-0.635cm" fo:margin-left="7.352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text:list-tab-stop-position="7.987cm" fo:text-indent="-0.635cm" fo:margin-left="7.98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7" style:num-suffix="" text:bullet-char="">
        <style:list-level-properties text:list-level-position-and-space-mode="label-alignment">
          <style:list-level-label-alignment text:label-followed-by="listtab" text:list-tab-stop-position="2.907cm" fo:text-indent="-0.635cm" fo:margin-left="2.907cm"/>
        </style:list-level-properties>
        <style:text-properties style:font-name="Symbol"/>
      </text:list-level-style-bullet>
      <text:list-level-style-bullet text:level="2" text:style-name="ListLabel_20_21" style:num-suffix="◦" text:bullet-char="◦">
        <style:list-level-properties text:list-level-position-and-space-mode="label-alignment">
          <style:list-level-label-alignment text:label-followed-by="listtab" text:list-tab-stop-position="3.542cm" fo:text-indent="-0.635cm" fo:margin-left="3.542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4.177cm" fo:text-indent="-0.635cm" fo:margin-left="4.177cm"/>
        </style:list-level-properties>
        <style:text-properties style:font-name="OpenSymbol1"/>
      </text:list-level-style-bullet>
      <text:list-level-style-bullet text:level="4" text:style-name="ListLabel_20_17" style:num-suffix="" text:bullet-char="">
        <style:list-level-properties text:list-level-position-and-space-mode="label-alignment">
          <style:list-level-label-alignment text:label-followed-by="listtab" text:list-tab-stop-position="4.812cm" fo:text-indent="-0.635cm" fo:margin-left="4.812cm"/>
        </style:list-level-properties>
        <style:text-properties style:font-name="Symbol"/>
      </text:list-level-style-bullet>
      <text:list-level-style-bullet text:level="5" text:style-name="ListLabel_20_21" style:num-suffix="◦" text:bullet-char="◦">
        <style:list-level-properties text:list-level-position-and-space-mode="label-alignment">
          <style:list-level-label-alignment text:label-followed-by="listtab" text:list-tab-stop-position="5.447cm" fo:text-indent="-0.635cm" fo:margin-left="5.447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text:list-tab-stop-position="6.082cm" fo:text-indent="-0.635cm" fo:margin-left="6.082cm"/>
        </style:list-level-properties>
        <style:text-properties style:font-name="OpenSymbol1"/>
      </text:list-level-style-bullet>
      <text:list-level-style-bullet text:level="7" text:style-name="ListLabel_20_17" style:num-suffix="" text:bullet-char="">
        <style:list-level-properties text:list-level-position-and-space-mode="label-alignment">
          <style:list-level-label-alignment text:label-followed-by="listtab" text:list-tab-stop-position="6.717cm" fo:text-indent="-0.635cm" fo:margin-left="6.717cm"/>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7.352cm" fo:text-indent="-0.635cm" fo:margin-left="7.352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text:list-tab-stop-position="7.987cm" fo:text-indent="-0.635cm" fo:margin-left="7.98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7" style:num-suffix="" text:bullet-char="">
        <style:list-level-properties text:list-level-position-and-space-mode="label-alignment">
          <style:list-level-label-alignment text:label-followed-by="listtab" text:list-tab-stop-position="2.907cm" fo:text-indent="-0.635cm" fo:margin-left="2.907cm"/>
        </style:list-level-properties>
        <style:text-properties style:font-name="Symbol"/>
      </text:list-level-style-bullet>
      <text:list-level-style-bullet text:level="2" text:style-name="ListLabel_20_21" style:num-suffix="◦" text:bullet-char="◦">
        <style:list-level-properties text:list-level-position-and-space-mode="label-alignment">
          <style:list-level-label-alignment text:label-followed-by="listtab" text:list-tab-stop-position="3.542cm" fo:text-indent="-0.635cm" fo:margin-left="3.542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4.177cm" fo:text-indent="-0.635cm" fo:margin-left="4.177cm"/>
        </style:list-level-properties>
        <style:text-properties style:font-name="OpenSymbol1"/>
      </text:list-level-style-bullet>
      <text:list-level-style-bullet text:level="4" text:style-name="ListLabel_20_17" style:num-suffix="" text:bullet-char="">
        <style:list-level-properties text:list-level-position-and-space-mode="label-alignment">
          <style:list-level-label-alignment text:label-followed-by="listtab" text:list-tab-stop-position="4.812cm" fo:text-indent="-0.635cm" fo:margin-left="4.812cm"/>
        </style:list-level-properties>
        <style:text-properties style:font-name="Symbol"/>
      </text:list-level-style-bullet>
      <text:list-level-style-bullet text:level="5" text:style-name="ListLabel_20_21" style:num-suffix="◦" text:bullet-char="◦">
        <style:list-level-properties text:list-level-position-and-space-mode="label-alignment">
          <style:list-level-label-alignment text:label-followed-by="listtab" text:list-tab-stop-position="5.447cm" fo:text-indent="-0.635cm" fo:margin-left="5.447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text:list-tab-stop-position="6.082cm" fo:text-indent="-0.635cm" fo:margin-left="6.082cm"/>
        </style:list-level-properties>
        <style:text-properties style:font-name="OpenSymbol1"/>
      </text:list-level-style-bullet>
      <text:list-level-style-bullet text:level="7" text:style-name="ListLabel_20_17" style:num-suffix="" text:bullet-char="">
        <style:list-level-properties text:list-level-position-and-space-mode="label-alignment">
          <style:list-level-label-alignment text:label-followed-by="listtab" text:list-tab-stop-position="6.717cm" fo:text-indent="-0.635cm" fo:margin-left="6.717cm"/>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7.352cm" fo:text-indent="-0.635cm" fo:margin-left="7.352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text:list-tab-stop-position="7.987cm" fo:text-indent="-0.635cm" fo:margin-left="7.98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style:paragraph-properties fo:margin-left="0cm" fo:margin-right="0cm" fo:text-align="start" style:justify-single-word="false" fo:orphans="2" fo:widows="2" fo:hyphenation-ladder-count="no-limit" fo:text-indent="0cm" style:auto-text-indent="false" style:page-number="auto" style:border-line-width-top="0.026cm 0.026cm 0.106cm" fo:padding-left="0cm" fo:padding-right="0cm" fo:padding-top="0.035cm" fo:padding-bottom="0cm" fo:border-left="none" fo:border-right="none" fo:border-top="4.51pt double #004586" fo:border-bottom="none" style:shadow="none" style:writing-mode="lr-tb">
        <style:tab-stops>
          <style:tab-stop style:position="8.001cm" style:type="center"/>
          <style:tab-stop style:position="16.002cm" style:type="right"/>
        </style:tab-stops>
      </style:paragraph-properties>
      <style:text-properties fo:color="#0066cc" loext:opacity="100%" fo:hyphenate="false" fo:hyphenation-remain-char-count="2" fo:hyphenation-push-char-count="2" loext:hyphenation-no-caps="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Cahier des charges « Installation Téléphonique IP »<text:line-break/>LPO Touchard-Washington – Le MANS<text:tab/><text:tab/>Page <text:page-number text:select-page="current">6</text:page-number></text:p>
        <text:p text:style-name="Footer"/>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1-09-28T16:44:00</meta:creation-date>
    <meta:initial-creator>Isabelle TRETON</meta:initial-creator>
    <dc:language>fr-FR</dc:language>
    <dc:date>2022-05-04T11:55:18.529777949</dc:date>
    <meta:editing-cycles>19</meta:editing-cycles>
    <dc:title>1 </dc:title>
    <meta:editing-duration>PT3H42M18S</meta:editing-duration>
    <meta:generator>LibreOffice/7.0.6.2$Linux_X86_64 LibreOffice_project/00$Build-2</meta:generator>
    <meta:print-date>2017-05-03T13:51:34.82</meta:print-date>
    <meta:document-statistic meta:table-count="0" meta:image-count="0" meta:object-count="0" meta:page-count="6" meta:paragraph-count="139" meta:word-count="1715" meta:character-count="11223" meta:non-whitespace-character-count="9618"/>
    <meta:template xlink:type="simple" xlink:actuate="onRequest" xlink:title="Normal.dotm" xlink:href=""/>
  </office:meta>
</office:document-meta>
</file>